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5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107"/>
    <style:style style:name="ce4" style:family="table-cell" style:parent-style-name="Default" style:data-style-name="N1"/>
    <style:style style:name="ce9" style:family="table-cell" style:parent-style-name="Default" style:data-style-name="N114"/>
    <style:style style:name="ce3" style:family="table-cell" style:parent-style-name="Default" style:data-style-name="N2"/>
    <style:style style:name="ce6" style:family="table-cell" style:parent-style-name="Default" style:data-style-name="N118"/>
    <style:style style:name="ce8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number-columns-repeated="6" table:default-cell-style-name="ce9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f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pre_vpp</text:p>
          </table:table-cell>
          <table:table-cell table:style-name="Default" office:value-type="string" calcext:value-type="string">
            <text:p>amp_vpp</text:p>
          </table:table-cell>
          <table:table-cell office:value-type="string" calcext:value-type="string">
            <text:p>pre_rms</text:p>
          </table:table-cell>
          <table:table-cell office:value-type="string" calcext:value-type="string">
            <text:p>amp_rms</text:p>
          </table:table-cell>
          <table:table-cell office:value-type="string" calcext:value-type="string">
            <text:p>dt_ns</text:p>
          </table:table-cell>
          <table:table-cell table:style-name="Default" office:value-type="string" calcext:value-type="string">
            <text:p>rad</text:p>
          </table:table-cell>
          <table:table-cell table:style-name="Default" office:value-type="string" calcext:value-type="string">
            <text:p>deg</text:p>
          </table:table-cell>
          <table:table-cell table:style-name="Default" office:value-type="string" calcext:value-type="string">
            <text:p>k_vpp</text:p>
          </table:table-cell>
          <table:table-cell table:style-name="Default" office:value-type="string" calcext:value-type="string">
            <text:p>db_vpp</text:p>
          </table:table-cell>
          <table:table-cell table:style-name="Default" office:value-type="string" calcext:value-type="string">
            <text:p>k_rms</text:p>
          </table:table-cell>
          <table:table-cell table:style-name="Default" office:value-type="string" calcext:value-type="string">
            <text:p>db_rm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2*PI()*[.A2]" office:value-type="float" office:value="628.318530717959" calcext:value-type="float">
            <text:p>628,319</text:p>
          </table:table-cell>
          <table:table-cell office:value-type="float" office:value="971" calcext:value-type="float">
            <text:p>971</text:p>
          </table:table-cell>
          <table:table-cell office:value-type="float" office:value="3177" calcext:value-type="float">
            <text:p>3177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2]*10^(-9))*[.A2]*2*PI()" office:value-type="float" office:value="-0.000263893782901543" calcext:value-type="float">
            <text:p>-0,0002639</text:p>
          </table:table-cell>
          <table:table-cell table:formula="of:=-360*[.G2]/((1/[.A2])*10^9)" office:value-type="float" office:value="-0.01512" calcext:value-type="float">
            <text:p>-0,0151200</text:p>
          </table:table-cell>
          <table:table-cell table:formula="of:=[.D2]/[.C2]" office:value-type="float" office:value="3.27188465499485" calcext:value-type="float">
            <text:p>3,2718847</text:p>
          </table:table-cell>
          <table:table-cell table:formula="of:=20*LOG([.J2])" office:value-type="float" office:value="10.2959596983829" calcext:value-type="float">
            <text:p>10,2959597</text:p>
          </table:table-cell>
          <table:table-cell table:formula="of:=[.F2]/[.E2]" office:value-type="float" office:value="3.29512893982808" calcext:value-type="float">
            <text:p>3,2951289</text:p>
          </table:table-cell>
          <table:table-cell table:formula="of:=20*LOG([.L2])" office:value-type="float" office:value="10.3574482678886" calcext:value-type="float">
            <text:p>10,3574483</text:p>
          </table:table-cell>
          <table:table-cell/>
          <table:table-cell office:value-type="float" office:value="1" calcext:value-type="float">
            <text:p>1</text:p>
          </table:table-cell>
          <table:table-cell table:formula="of:=2*PI()*[.O2]" office:value-type="float" office:value="6.28318530717959" calcext:value-type="float">
            <text:p>6,28318530717959</text:p>
          </table:table-cell>
          <table:table-cell table:formula="of:=-ABS([.R2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([.Q2]/[.P2])*10^9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2*PI()*[.A3]" office:value-type="float" office:value="1256.63706143592" calcext:value-type="float">
            <text:p>1256,637</text:p>
          </table:table-cell>
          <table:table-cell office:value-type="float" office:value="966" calcext:value-type="float">
            <text:p>966</text:p>
          </table:table-cell>
          <table:table-cell office:value-type="float" office:value="3146" calcext:value-type="float">
            <text:p>314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3]*10^(-9))*[.A3]*2*PI()" office:value-type="float" office:value="-0.000527787565803085" calcext:value-type="float">
            <text:p>-0,0005278</text:p>
          </table:table-cell>
          <table:table-cell table:formula="of:=-360*[.G3]/((1/[.A3])*10^9)" office:value-type="float" office:value="-0.03024" calcext:value-type="float">
            <text:p>-0,0302400</text:p>
          </table:table-cell>
          <table:table-cell table:formula="of:=[.D3]/[.C3]" office:value-type="float" office:value="3.25672877846791" calcext:value-type="float">
            <text:p>3,2567288</text:p>
          </table:table-cell>
          <table:table-cell table:formula="of:=20*LOG([.J3])" office:value-type="float" office:value="10.2556318374355" calcext:value-type="float">
            <text:p>10,2556318</text:p>
          </table:table-cell>
          <table:table-cell table:formula="of:=[.F3]/[.E3]" office:value-type="float" office:value="3.29512893982808" calcext:value-type="float">
            <text:p>3,2951289</text:p>
          </table:table-cell>
          <table:table-cell table:formula="of:=20*LOG([.L3])" office:value-type="float" office:value="10.3574482678886" calcext:value-type="float">
            <text:p>10,3574483</text:p>
          </table:table-cell>
          <table:table-cell/>
          <table:table-cell office:value-type="float" office:value="5" calcext:value-type="float">
            <text:p>5</text:p>
          </table:table-cell>
          <table:table-cell table:formula="of:=2*PI()*[.O3]" office:value-type="float" office:value="31.4159265358979" calcext:value-type="float">
            <text:p>31,4159265358979</text:p>
          </table:table-cell>
          <table:table-cell table:formula="of:=-ABS([.R3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([.Q3]/[.P3])*10^9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2*PI()*[.A4]" office:value-type="float" office:value="1884.95559215388" calcext:value-type="float">
            <text:p>1884,956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4]*10^(-9))*[.A4]*2*PI()" office:value-type="float" office:value="-0.000791681348704628" calcext:value-type="float">
            <text:p>-0,0007917</text:p>
          </table:table-cell>
          <table:table-cell table:formula="of:=-360*[.G4]/((1/[.A4])*10^9)" office:value-type="float" office:value="-0.04536" calcext:value-type="float">
            <text:p>-0,0453600</text:p>
          </table:table-cell>
          <table:table-cell table:formula="of:=[.D4]/[.C4]" office:value-type="float" office:value="3.26326742976067" calcext:value-type="float">
            <text:p>3,2632674</text:p>
          </table:table-cell>
          <table:table-cell table:formula="of:=20*LOG([.J4])" office:value-type="float" office:value="10.2730533268771" calcext:value-type="float">
            <text:p>10,2730533</text:p>
          </table:table-cell>
          <table:table-cell table:formula="of:=[.F4]/[.E4]" office:value-type="float" office:value="3.29512893982808" calcext:value-type="float">
            <text:p>3,2951289</text:p>
          </table:table-cell>
          <table:table-cell table:formula="of:=20*LOG([.L4])" office:value-type="float" office:value="10.3574482678886" calcext:value-type="float">
            <text:p>10,357448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2*PI()*[.O4]" office:value-type="float" office:value="314.159265358979" calcext:value-type="float">
            <text:p>314,159265358979</text:p>
          </table:table-cell>
          <table:table-cell table:formula="of:=-ABS([.R4])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([.Q4]/[.P4])*10^9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2*PI()*[.A5]" office:value-type="float" office:value="2513.27412287183" calcext:value-type="float">
            <text:p>2513,274</text:p>
          </table:table-cell>
          <table:table-cell office:value-type="float" office:value="962" calcext:value-type="float">
            <text:p>962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5]*10^(-9))*[.A5]*2*PI()" office:value-type="float" office:value="-0.00105557513160617" calcext:value-type="float">
            <text:p>-0,0010556</text:p>
          </table:table-cell>
          <table:table-cell table:formula="of:=-360*[.G5]/((1/[.A5])*10^9)" office:value-type="float" office:value="-0.06048" calcext:value-type="float">
            <text:p>-0,0604800</text:p>
          </table:table-cell>
          <table:table-cell table:formula="of:=[.D5]/[.C5]" office:value-type="float" office:value="3.25987525987526" calcext:value-type="float">
            <text:p>3,2598753</text:p>
          </table:table-cell>
          <table:table-cell table:formula="of:=20*LOG([.J5])" office:value-type="float" office:value="10.2640196394918" calcext:value-type="float">
            <text:p>10,2640196</text:p>
          </table:table-cell>
          <table:table-cell table:formula="of:=[.F5]/[.E5]" office:value-type="float" office:value="3.29512893982808" calcext:value-type="float">
            <text:p>3,2951289</text:p>
          </table:table-cell>
          <table:table-cell table:formula="of:=20*LOG([.L5])" office:value-type="float" office:value="10.3574482678886" calcext:value-type="float">
            <text:p>10,357448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2*PI()*[.O5]" office:value-type="float" office:value="628.318530717959" calcext:value-type="float">
            <text:p>628,318530717959</text:p>
          </table:table-cell>
          <table:table-cell table:formula="of:=-ABS([.R5])" office:value-type="float" office:value="-0.001319" calcext:value-type="float">
            <text:p>-0,001319</text:p>
          </table:table-cell>
          <table:table-cell office:value-type="float" office:value="-0.001319" calcext:value-type="float">
            <text:p>-0,001319</text:p>
          </table:table-cell>
          <table:table-cell table:formula="of:=-([.Q5]/[.P5])*10^9" office:value-type="float" office:value="2099.2536993821" calcext:value-type="float">
            <text:p>2099,25369938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2*PI()*[.A6]" office:value-type="float" office:value="3141.59265358979" calcext:value-type="float">
            <text:p>3141,593</text:p>
          </table:table-cell>
          <table:table-cell office:value-type="float" office:value="959" calcext:value-type="float">
            <text:p>959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20" calcext:value-type="float">
            <text:p>420</text:p>
          </table:table-cell>
          <table:table-cell table:formula="of:=-([.G6]*10^(-9))*[.A6]*2*PI()" office:value-type="float" office:value="-0.00131946891450771" calcext:value-type="float">
            <text:p>-0,0013195</text:p>
          </table:table-cell>
          <table:table-cell table:formula="of:=-360*[.G6]/((1/[.A6])*10^9)" office:value-type="float" office:value="-0.0756" calcext:value-type="float">
            <text:p>-0,0756000</text:p>
          </table:table-cell>
          <table:table-cell table:formula="of:=[.D6]/[.C6]" office:value-type="float" office:value="3.25860271115746" calcext:value-type="float">
            <text:p>3,2586027</text:p>
          </table:table-cell>
          <table:table-cell table:formula="of:=20*LOG([.J6])" office:value-type="float" office:value="10.2606282901886" calcext:value-type="float">
            <text:p>10,2606283</text:p>
          </table:table-cell>
          <table:table-cell table:formula="of:=[.F6]/[.E6]" office:value-type="float" office:value="3.29512893982808" calcext:value-type="float">
            <text:p>3,2951289</text:p>
          </table:table-cell>
          <table:table-cell table:formula="of:=20*LOG([.L6])" office:value-type="float" office:value="10.3574482678886" calcext:value-type="float">
            <text:p>10,357448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2*PI()*[.O6]" office:value-type="float" office:value="1256.63706143592" calcext:value-type="float">
            <text:p>1256,63706143592</text:p>
          </table:table-cell>
          <table:table-cell table:formula="of:=-ABS([.R6])" office:value-type="float" office:value="-0.000302" calcext:value-type="float">
            <text:p>-0,000302</text:p>
          </table:table-cell>
          <table:table-cell office:value-type="float" office:value="0.000302" calcext:value-type="float">
            <text:p>0,000302</text:p>
          </table:table-cell>
          <table:table-cell table:formula="of:=-([.Q6]/[.P6])*10^9" office:value-type="float" office:value="240.323964068762" calcext:value-type="float">
            <text:p>240,3239640687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2*PI()*[.A7]" office:value-type="float" office:value="3769.91118430775" calcext:value-type="float">
            <text:p>3769,911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40" calcext:value-type="float">
            <text:p>440</text:p>
          </table:table-cell>
          <table:table-cell table:formula="of:=-([.G7]*10^(-9))*[.A7]*2*PI()" office:value-type="float" office:value="-0.00165876092109541" calcext:value-type="float">
            <text:p>-0,0016588</text:p>
          </table:table-cell>
          <table:table-cell table:formula="of:=-360*[.G7]/((1/[.A7])*10^9)" office:value-type="float" office:value="-0.09504" calcext:value-type="float">
            <text:p>-0,0950400</text:p>
          </table:table-cell>
          <table:table-cell table:formula="of:=[.D7]/[.C7]" office:value-type="float" office:value="3.27690700104493" calcext:value-type="float">
            <text:p>3,2769070</text:p>
          </table:table-cell>
          <table:table-cell table:formula="of:=20*LOG([.J7])" office:value-type="float" office:value="10.3092823247111" calcext:value-type="float">
            <text:p>10,3092823</text:p>
          </table:table-cell>
          <table:table-cell table:formula="of:=[.F7]/[.E7]" office:value-type="float" office:value="3.29512893982808" calcext:value-type="float">
            <text:p>3,2951289</text:p>
          </table:table-cell>
          <table:table-cell table:formula="of:=20*LOG([.L7])" office:value-type="float" office:value="10.3574482678886" calcext:value-type="float">
            <text:p>10,357448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2*PI()*[.O7]" office:value-type="float" office:value="1884.95559215388" calcext:value-type="float">
            <text:p>1884,95559215388</text:p>
          </table:table-cell>
          <table:table-cell table:formula="of:=-ABS([.R7])" office:value-type="float" office:value="-0.001639" calcext:value-type="float">
            <text:p>-0,001639</text:p>
          </table:table-cell>
          <table:table-cell office:value-type="float" office:value="-0.001639" calcext:value-type="float">
            <text:p>-0,001639</text:p>
          </table:table-cell>
          <table:table-cell table:formula="of:=-([.Q7]/[.P7])*10^9" office:value-type="float" office:value="869.516505758722" calcext:value-type="float">
            <text:p>869,5165057587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2*PI()*[.A8]" office:value-type="float" office:value="4398.22971502571" calcext:value-type="float">
            <text:p>4398,230</text:p>
          </table:table-cell>
          <table:table-cell office:value-type="float" office:value="961" calcext:value-type="float">
            <text:p>961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60" calcext:value-type="float">
            <text:p>460</text:p>
          </table:table-cell>
          <table:table-cell table:formula="of:=-([.G8]*10^(-9))*[.A8]*2*PI()" office:value-type="float" office:value="-0.00202318566891183" calcext:value-type="float">
            <text:p>-0,0020232</text:p>
          </table:table-cell>
          <table:table-cell table:formula="of:=-360*[.G8]/((1/[.A8])*10^9)" office:value-type="float" office:value="-0.11592" calcext:value-type="float">
            <text:p>-0,1159200</text:p>
          </table:table-cell>
          <table:table-cell table:formula="of:=[.D8]/[.C8]" office:value-type="float" office:value="3.26326742976067" calcext:value-type="float">
            <text:p>3,2632674</text:p>
          </table:table-cell>
          <table:table-cell table:formula="of:=20*LOG([.J8])" office:value-type="float" office:value="10.2730533268771" calcext:value-type="float">
            <text:p>10,2730533</text:p>
          </table:table-cell>
          <table:table-cell table:formula="of:=[.F8]/[.E8]" office:value-type="float" office:value="3.29512893982808" calcext:value-type="float">
            <text:p>3,2951289</text:p>
          </table:table-cell>
          <table:table-cell table:formula="of:=20*LOG([.L8])" office:value-type="float" office:value="10.3574482678886" calcext:value-type="float">
            <text:p>10,357448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2*PI()*[.O8]" office:value-type="float" office:value="2513.27412287183" calcext:value-type="float">
            <text:p>2513,27412287183</text:p>
          </table:table-cell>
          <table:table-cell table:formula="of:=-ABS([.R8])" office:value-type="float" office:value="-0.000015" calcext:value-type="float">
            <text:p>-0,000015</text:p>
          </table:table-cell>
          <table:table-cell office:value-type="float" office:value="-0.000015" calcext:value-type="float">
            <text:p>-0,000015</text:p>
          </table:table-cell>
          <table:table-cell table:formula="of:=-([.Q8]/[.P8])*10^9" office:value-type="float" office:value="5.96831036594608" calcext:value-type="float">
            <text:p>5,968310365946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2*PI()*[.A9]" office:value-type="float" office:value="5026.54824574367" calcext:value-type="float">
            <text:p>5026,548</text:p>
          </table:table-cell>
          <table:table-cell office:value-type="float" office:value="958" calcext:value-type="float">
            <text:p>958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480" calcext:value-type="float">
            <text:p>480</text:p>
          </table:table-cell>
          <table:table-cell table:formula="of:=-([.G9]*10^(-9))*[.A9]*2*PI()" office:value-type="float" office:value="-0.00241274315795696" calcext:value-type="float">
            <text:p>-0,0024127</text:p>
          </table:table-cell>
          <table:table-cell table:formula="of:=-360*[.G9]/((1/[.A9])*10^9)" office:value-type="float" office:value="-0.13824" calcext:value-type="float">
            <text:p>-0,1382400</text:p>
          </table:table-cell>
          <table:table-cell table:formula="of:=[.D9]/[.C9]" office:value-type="float" office:value="3.27348643006263" calcext:value-type="float">
            <text:p>3,2734864</text:p>
          </table:table-cell>
          <table:table-cell table:formula="of:=20*LOG([.J9])" office:value-type="float" office:value="10.3002108986771" calcext:value-type="float">
            <text:p>10,3002109</text:p>
          </table:table-cell>
          <table:table-cell table:formula="of:=[.F9]/[.E9]" office:value-type="float" office:value="3.29512893982808" calcext:value-type="float">
            <text:p>3,2951289</text:p>
          </table:table-cell>
          <table:table-cell table:formula="of:=20*LOG([.L9])" office:value-type="float" office:value="10.3574482678886" calcext:value-type="float">
            <text:p>10,357448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2*PI()*[.O9]" office:value-type="float" office:value="3141.59265358979" calcext:value-type="float">
            <text:p>3141,59265358979</text:p>
          </table:table-cell>
          <table:table-cell table:formula="of:=-ABS([.R9])" office:value-type="float" office:value="-0.000592" calcext:value-type="float">
            <text:p>-0,000592</text:p>
          </table:table-cell>
          <table:table-cell office:value-type="float" office:value="0.000592" calcext:value-type="float">
            <text:p>0,000592</text:p>
          </table:table-cell>
          <table:table-cell table:formula="of:=-([.Q9]/[.P9])*10^9" office:value-type="float" office:value="188.439452620804" calcext:value-type="float">
            <text:p>188,43945262080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2*PI()*[.A10]" office:value-type="float" office:value="5654.86677646163" calcext:value-type="float">
            <text:p>5654,867</text:p>
          </table:table-cell>
          <table:table-cell office:value-type="float" office:value="960" calcext:value-type="float">
            <text:p>960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00" calcext:value-type="float">
            <text:p>500</text:p>
          </table:table-cell>
          <table:table-cell table:formula="of:=-([.G10]*10^(-9))*[.A10]*2*PI()" office:value-type="float" office:value="-0.00282743338823081" calcext:value-type="float">
            <text:p>-0,0028274</text:p>
          </table:table-cell>
          <table:table-cell table:formula="of:=-360*[.G10]/((1/[.A10])*10^9)" office:value-type="float" office:value="-0.162" calcext:value-type="float">
            <text:p>-0,1620000</text:p>
          </table:table-cell>
          <table:table-cell table:formula="of:=[.D10]/[.C10]" office:value-type="float" office:value="3.26666666666667" calcext:value-type="float">
            <text:p>3,2666667</text:p>
          </table:table-cell>
          <table:table-cell table:formula="of:=20*LOG([.J10])" office:value-type="float" office:value="10.2820964194566" calcext:value-type="float">
            <text:p>10,2820964</text:p>
          </table:table-cell>
          <table:table-cell table:formula="of:=[.F10]/[.E10]" office:value-type="float" office:value="3.29512893982808" calcext:value-type="float">
            <text:p>3,2951289</text:p>
          </table:table-cell>
          <table:table-cell table:formula="of:=20*LOG([.L10])" office:value-type="float" office:value="10.3574482678886" calcext:value-type="float">
            <text:p>10,357448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2*PI()*[.O10]" office:value-type="float" office:value="3769.91118430775" calcext:value-type="float">
            <text:p>3769,91118430775</text:p>
          </table:table-cell>
          <table:table-cell table:formula="of:=-ABS([.R10])" office:value-type="float" office:value="-0.001202" calcext:value-type="float">
            <text:p>-0,001202</text:p>
          </table:table-cell>
          <table:table-cell office:value-type="float" office:value="0.001202" calcext:value-type="float">
            <text:p>0,001202</text:p>
          </table:table-cell>
          <table:table-cell table:formula="of:=-([.Q10]/[.P10])*10^9" office:value-type="float" office:value="318.840402660764" calcext:value-type="float">
            <text:p>318,84040266076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2*PI()*[.A11]" office:value-type="float" office:value="6283.18530717959" calcext:value-type="float">
            <text:p>6283,185</text:p>
          </table:table-cell>
          <table:table-cell office:value-type="float" office:value="956" calcext:value-type="float">
            <text:p>956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20" calcext:value-type="float">
            <text:p>520</text:p>
          </table:table-cell>
          <table:table-cell table:formula="of:=-([.G11]*10^(-9))*[.A11]*2*PI()" office:value-type="float" office:value="-0.00326725635973338" calcext:value-type="float">
            <text:p>-0,0032673</text:p>
          </table:table-cell>
          <table:table-cell table:formula="of:=-360*[.G11]/((1/[.A11])*10^9)" office:value-type="float" office:value="-0.1872" calcext:value-type="float">
            <text:p>-0,1872000</text:p>
          </table:table-cell>
          <table:table-cell table:formula="of:=[.D11]/[.C11]" office:value-type="float" office:value="3.28033472803347" calcext:value-type="float">
            <text:p>3,2803347</text:p>
          </table:table-cell>
          <table:table-cell table:formula="of:=20*LOG([.J11])" office:value-type="float" office:value="10.318363234726" calcext:value-type="float">
            <text:p>10,3183632</text:p>
          </table:table-cell>
          <table:table-cell table:formula="of:=[.F11]/[.E11]" office:value-type="float" office:value="3.29512893982808" calcext:value-type="float">
            <text:p>3,2951289</text:p>
          </table:table-cell>
          <table:table-cell table:formula="of:=20*LOG([.L11])" office:value-type="float" office:value="10.3574482678886" calcext:value-type="float">
            <text:p>10,357448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2*PI()*[.O11]" office:value-type="float" office:value="4398.22971502571" calcext:value-type="float">
            <text:p>4398,22971502571</text:p>
          </table:table-cell>
          <table:table-cell table:formula="of:=-ABS([.R11])" office:value-type="float" office:value="-0.001815" calcext:value-type="float">
            <text:p>-0,001815</text:p>
          </table:table-cell>
          <table:table-cell office:value-type="float" office:value="0.001815" calcext:value-type="float">
            <text:p>0,001815</text:p>
          </table:table-cell>
          <table:table-cell table:formula="of:=-([.Q11]/[.P11])*10^9" office:value-type="float" office:value="412.666031016843" calcext:value-type="float">
            <text:p>412,66603101684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2*PI()*[.A12]" office:value-type="float" office:value="12566.3706143592" calcext:value-type="float">
            <text:p>12566,371</text:p>
          </table:table-cell>
          <table:table-cell office:value-type="float" office:value="955" calcext:value-type="float">
            <text:p>955</text:p>
          </table:table-cell>
          <table:table-cell office:value-type="float" office:value="3136" calcext:value-type="float">
            <text:p>3136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2]*10^(-9))*[.A12]*2*PI()" office:value-type="float" office:value="-0.00691150383789755" calcext:value-type="float">
            <text:p>-0,0069115</text:p>
          </table:table-cell>
          <table:table-cell table:formula="of:=-360*[.G12]/((1/[.A12])*10^9)" office:value-type="float" office:value="-0.396" calcext:value-type="float">
            <text:p>-0,3960000</text:p>
          </table:table-cell>
          <table:table-cell table:formula="of:=[.D12]/[.C12]" office:value-type="float" office:value="3.28376963350785" calcext:value-type="float">
            <text:p>3,2837696</text:p>
          </table:table-cell>
          <table:table-cell table:formula="of:=20*LOG([.J12])" office:value-type="float" office:value="10.3274536485731" calcext:value-type="float">
            <text:p>10,3274536</text:p>
          </table:table-cell>
          <table:table-cell table:formula="of:=[.F12]/[.E12]" office:value-type="float" office:value="3.29512893982808" calcext:value-type="float">
            <text:p>3,2951289</text:p>
          </table:table-cell>
          <table:table-cell table:formula="of:=20*LOG([.L12])" office:value-type="float" office:value="10.3574482678886" calcext:value-type="float">
            <text:p>10,3574483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2*PI()*[.O12]" office:value-type="float" office:value="5026.54824574367" calcext:value-type="float">
            <text:p>5026,54824574367</text:p>
          </table:table-cell>
          <table:table-cell table:formula="of:=-ABS([.R12])" office:value-type="float" office:value="-0.001412" calcext:value-type="float">
            <text:p>-0,001412</text:p>
          </table:table-cell>
          <table:table-cell office:value-type="float" office:value="0.001412" calcext:value-type="float">
            <text:p>0,001412</text:p>
          </table:table-cell>
          <table:table-cell table:formula="of:=-([.Q12]/[.P12])*10^9" office:value-type="float" office:value="280.908474557195" calcext:value-type="float">
            <text:p>280,9084745571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2*PI()*[.A13]" office:value-type="float" office:value="18849.5559215388" calcext:value-type="float">
            <text:p>18849,556</text:p>
          </table:table-cell>
          <table:table-cell office:value-type="float" office:value="951" calcext:value-type="float">
            <text:p>951</text:p>
          </table:table-cell>
          <table:table-cell office:value-type="float" office:value="3125" calcext:value-type="float">
            <text:p>3125</text:p>
          </table:table-cell>
          <table:table-cell office:value-type="float" office:value="349" calcext:value-type="float">
            <text:p>349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3]*10^(-9))*[.A13]*2*PI()" office:value-type="float" office:value="-0.0103672557568463" calcext:value-type="float">
            <text:p>-0,0103673</text:p>
          </table:table-cell>
          <table:table-cell table:formula="of:=-360*[.G13]/((1/[.A13])*10^9)" office:value-type="float" office:value="-0.594" calcext:value-type="float">
            <text:p>-0,5940000</text:p>
          </table:table-cell>
          <table:table-cell table:formula="of:=[.D13]/[.C13]" office:value-type="float" office:value="3.28601472134595" calcext:value-type="float">
            <text:p>3,2860147</text:p>
          </table:table-cell>
          <table:table-cell table:formula="of:=20*LOG([.J13])" office:value-type="float" office:value="10.3333900948536" calcext:value-type="float">
            <text:p>10,3333901</text:p>
          </table:table-cell>
          <table:table-cell table:formula="of:=[.F13]/[.E13]" office:value-type="float" office:value="3.29512893982808" calcext:value-type="float">
            <text:p>3,2951289</text:p>
          </table:table-cell>
          <table:table-cell table:formula="of:=20*LOG([.L13])" office:value-type="float" office:value="10.3574482678886" calcext:value-type="float">
            <text:p>10,357448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2*PI()*[.O13]" office:value-type="float" office:value="5654.86677646163" calcext:value-type="float">
            <text:p>5654,86677646163</text:p>
          </table:table-cell>
          <table:table-cell table:formula="of:=-ABS([.R13])" office:value-type="float" office:value="-0.003053" calcext:value-type="float">
            <text:p>-0,003053</text:p>
          </table:table-cell>
          <table:table-cell office:value-type="float" office:value="0.003053" calcext:value-type="float">
            <text:p>0,003053</text:p>
          </table:table-cell>
          <table:table-cell table:formula="of:=-([.Q13]/[.P13])*10^9" office:value-type="float" office:value="539.888934732841" calcext:value-type="float">
            <text:p>539,88893473284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2*PI()*[.A14]" office:value-type="float" office:value="25132.7412287183" calcext:value-type="float">
            <text:p>25132,741</text:p>
          </table:table-cell>
          <table:table-cell office:value-type="float" office:value="952" calcext:value-type="float">
            <text:p>952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50" calcext:value-type="float">
            <text:p>550</text:p>
          </table:table-cell>
          <table:table-cell table:formula="of:=-([.G14]*10^(-9))*[.A14]*2*PI()" office:value-type="float" office:value="-0.0138230076757951" calcext:value-type="float">
            <text:p>-0,0138230</text:p>
          </table:table-cell>
          <table:table-cell table:formula="of:=-360*[.G14]/((1/[.A14])*10^9)" office:value-type="float" office:value="-0.792" calcext:value-type="float">
            <text:p>-0,7920000</text:p>
          </table:table-cell>
          <table:table-cell table:formula="of:=[.D14]/[.C14]" office:value-type="float" office:value="3.29411764705882" calcext:value-type="float">
            <text:p>3,2941176</text:p>
          </table:table-cell>
          <table:table-cell table:formula="of:=20*LOG([.J14])" office:value-type="float" office:value="10.3547821125585" calcext:value-type="float">
            <text:p>10,3547821</text:p>
          </table:table-cell>
          <table:table-cell table:formula="of:=[.F14]/[.E14]" office:value-type="float" office:value="3.30459770114943" calcext:value-type="float">
            <text:p>3,3045977</text:p>
          </table:table-cell>
          <table:table-cell table:formula="of:=20*LOG([.L14])" office:value-type="float" office:value="10.3823719281406" calcext:value-type="float">
            <text:p>10,3823719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2*PI()*[.O14]" office:value-type="float" office:value="6283.18530717959" calcext:value-type="float">
            <text:p>6283,18530717959</text:p>
          </table:table-cell>
          <table:table-cell table:formula="of:=-ABS([.R14])" office:value-type="float" office:value="-0.003168" calcext:value-type="float">
            <text:p>-0,003168</text:p>
          </table:table-cell>
          <table:table-cell office:value-type="float" office:value="0.003168" calcext:value-type="float">
            <text:p>0,003168</text:p>
          </table:table-cell>
          <table:table-cell table:formula="of:=-([.Q14]/[.P14])*10^9" office:value-type="float" office:value="504.202859715125" calcext:value-type="float">
            <text:p>504,2028597151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2*PI()*[.A15]" office:value-type="float" office:value="31415.9265358979" calcext:value-type="float">
            <text:p>31415,927</text:p>
          </table:table-cell>
          <table:table-cell office:value-type="float" office:value="957" calcext:value-type="float">
            <text:p>957</text:p>
          </table:table-cell>
          <table:table-cell office:value-type="float" office:value="3136" calcext:value-type="float">
            <text:p>3136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5]*10^(-9))*[.A15]*2*PI()" office:value-type="float" office:value="-0.0182212373908208" calcext:value-type="float">
            <text:p>-0,0182212</text:p>
          </table:table-cell>
          <table:table-cell table:formula="of:=-360*[.G15]/((1/[.A15])*10^9)" office:value-type="float" office:value="-1.044" calcext:value-type="float">
            <text:p>-1,0440000</text:p>
          </table:table-cell>
          <table:table-cell table:formula="of:=[.D15]/[.C15]" office:value-type="float" office:value="3.27690700104493" calcext:value-type="float">
            <text:p>3,2769070</text:p>
          </table:table-cell>
          <table:table-cell table:formula="of:=20*LOG([.J15])" office:value-type="float" office:value="10.3092823247111" calcext:value-type="float">
            <text:p>10,3092823</text:p>
          </table:table-cell>
          <table:table-cell table:formula="of:=[.F15]/[.E15]" office:value-type="float" office:value="3.30459770114943" calcext:value-type="float">
            <text:p>3,3045977</text:p>
          </table:table-cell>
          <table:table-cell table:formula="of:=20*LOG([.L15])" office:value-type="float" office:value="10.3823719281406" calcext:value-type="float">
            <text:p>10,3823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2*PI()*[.O15]" office:value-type="float" office:value="12566.3706143592" calcext:value-type="float">
            <text:p>12566,3706143592</text:p>
          </table:table-cell>
          <table:table-cell table:formula="of:=-ABS([.R15])" office:value-type="float" office:value="-0.006195" calcext:value-type="float">
            <text:p>-0,006195</text:p>
          </table:table-cell>
          <table:table-cell office:value-type="float" office:value="0.006195" calcext:value-type="float">
            <text:p>0,006195</text:p>
          </table:table-cell>
          <table:table-cell table:formula="of:=-([.Q15]/[.P15])*10^9" office:value-type="float" office:value="492.982436227146" calcext:value-type="float">
            <text:p>492,9824362271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2*PI()*[.A16]" office:value-type="float" office:value="37699.1118430775" calcext:value-type="float">
            <text:p>37699,112</text:p>
          </table:table-cell>
          <table:table-cell office:value-type="float" office:value="954" calcext:value-type="float">
            <text:p>954</text:p>
          </table:table-cell>
          <table:table-cell office:value-type="float" office:value="3125" calcext:value-type="float">
            <text:p>3125</text:p>
          </table:table-cell>
          <table:table-cell office:value-type="float" office:value="348" calcext:value-type="float">
            <text:p>348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6]*10^(-9))*[.A16]*2*PI()" office:value-type="float" office:value="-0.021865484868985" calcext:value-type="float">
            <text:p>-0,0218655</text:p>
          </table:table-cell>
          <table:table-cell table:formula="of:=-360*[.G16]/((1/[.A16])*10^9)" office:value-type="float" office:value="-1.2528" calcext:value-type="float">
            <text:p>-1,2528000</text:p>
          </table:table-cell>
          <table:table-cell table:formula="of:=[.D16]/[.C16]" office:value-type="float" office:value="3.27568134171908" calcext:value-type="float">
            <text:p>3,2756813</text:p>
          </table:table-cell>
          <table:table-cell table:formula="of:=20*LOG([.J16])" office:value-type="float" office:value="10.30603293952" calcext:value-type="float">
            <text:p>10,3060329</text:p>
          </table:table-cell>
          <table:table-cell table:formula="of:=[.F16]/[.E16]" office:value-type="float" office:value="3.30459770114943" calcext:value-type="float">
            <text:p>3,3045977</text:p>
          </table:table-cell>
          <table:table-cell table:formula="of:=20*LOG([.L16])" office:value-type="float" office:value="10.3823719281406" calcext:value-type="float">
            <text:p>10,3823719</text:p>
          </table:table-cell>
          <table:table-cell/>
          <table:table-cell office:value-type="float" office:value="3000" calcext:value-type="float">
            <text:p>3000</text:p>
          </table:table-cell>
          <table:table-cell table:formula="of:=2*PI()*[.O16]" office:value-type="float" office:value="18849.5559215388" calcext:value-type="float">
            <text:p>18849,5559215388</text:p>
          </table:table-cell>
          <table:table-cell table:formula="of:=-ABS([.R16])" office:value-type="float" office:value="-0.008641" calcext:value-type="float">
            <text:p>-0,008641</text:p>
          </table:table-cell>
          <table:table-cell office:value-type="float" office:value="0.008641" calcext:value-type="float">
            <text:p>0,008641</text:p>
          </table:table-cell>
          <table:table-cell table:formula="of:=-([.Q16]/[.P16])*10^9" office:value-type="float" office:value="458.419287752356" calcext:value-type="float">
            <text:p>458,41928775235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2*PI()*[.A17]" office:value-type="float" office:value="43982.2971502571" calcext:value-type="float">
            <text:p>43982,297</text:p>
          </table:table-cell>
          <table:table-cell office:value-type="float" office:value="949" calcext:value-type="float">
            <text:p>949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7]*10^(-9))*[.A17]*2*PI()" office:value-type="float" office:value="-0.0255097323471491" calcext:value-type="float">
            <text:p>-0,0255097</text:p>
          </table:table-cell>
          <table:table-cell table:formula="of:=-360*[.G17]/((1/[.A17])*10^9)" office:value-type="float" office:value="-1.4616" calcext:value-type="float">
            <text:p>-1,4616000</text:p>
          </table:table-cell>
          <table:table-cell table:formula="of:=[.D17]/[.C17]" office:value-type="float" office:value="3.29293993677555" calcext:value-type="float">
            <text:p>3,2929399</text:p>
          </table:table-cell>
          <table:table-cell table:formula="of:=20*LOG([.J17])" office:value-type="float" office:value="10.351676185056" calcext:value-type="float">
            <text:p>10,3516762</text:p>
          </table:table-cell>
          <table:table-cell table:formula="of:=[.F17]/[.E17]" office:value-type="float" office:value="3.31412103746398" calcext:value-type="float">
            <text:p>3,3141210</text:p>
          </table:table-cell>
          <table:table-cell table:formula="of:=20*LOG([.L17])" office:value-type="float" office:value="10.4073673112548" calcext:value-type="float">
            <text:p>10,4073673</text:p>
          </table:table-cell>
          <table:table-cell/>
          <table:table-cell office:value-type="float" office:value="4000" calcext:value-type="float">
            <text:p>4000</text:p>
          </table:table-cell>
          <table:table-cell table:formula="of:=2*PI()*[.O17]" office:value-type="float" office:value="25132.7412287183" calcext:value-type="float">
            <text:p>25132,7412287183</text:p>
          </table:table-cell>
          <table:table-cell table:formula="of:=-ABS([.R17])" office:value-type="float" office:value="-0.013103" calcext:value-type="float">
            <text:p>-0,013103</text:p>
          </table:table-cell>
          <table:table-cell office:value-type="float" office:value="0.013103" calcext:value-type="float">
            <text:p>0,013103</text:p>
          </table:table-cell>
          <table:table-cell table:formula="of:=-([.Q17]/[.P17])*10^9" office:value-type="float" office:value="521.351804833276" calcext:value-type="float">
            <text:p>521,35180483327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2*PI()*[.A18]" office:value-type="float" office:value="50265.4824574367" calcext:value-type="float">
            <text:p>50265,482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580" calcext:value-type="float">
            <text:p>580</text:p>
          </table:table-cell>
          <table:table-cell table:formula="of:=-([.G18]*10^(-9))*[.A18]*2*PI()" office:value-type="float" office:value="-0.0291539798253133" calcext:value-type="float">
            <text:p>-0,0291540</text:p>
          </table:table-cell>
          <table:table-cell table:formula="of:=-360*[.G18]/((1/[.A18])*10^9)" office:value-type="float" office:value="-1.6704" calcext:value-type="float">
            <text:p>-1,6704000</text:p>
          </table:table-cell>
          <table:table-cell table:formula="of:=[.D18]/[.C18]" office:value-type="float" office:value="3.26882845188285" calcext:value-type="float">
            <text:p>3,2688285</text:p>
          </table:table-cell>
          <table:table-cell table:formula="of:=20*LOG([.J18])" office:value-type="float" office:value="10.2878425880799" calcext:value-type="float">
            <text:p>10,2878426</text:p>
          </table:table-cell>
          <table:table-cell table:formula="of:=[.F18]/[.E18]" office:value-type="float" office:value="3.31412103746398" calcext:value-type="float">
            <text:p>3,3141210</text:p>
          </table:table-cell>
          <table:table-cell table:formula="of:=20*LOG([.L18])" office:value-type="float" office:value="10.4073673112548" calcext:value-type="float">
            <text:p>10,4073673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2*PI()*[.O18]" office:value-type="float" office:value="31415.9265358979" calcext:value-type="float">
            <text:p>31415,9265358979</text:p>
          </table:table-cell>
          <table:table-cell table:formula="of:=-ABS([.R18])" office:value-type="float" office:value="-0.018599" calcext:value-type="float">
            <text:p>-0,018599</text:p>
          </table:table-cell>
          <table:table-cell office:value-type="float" office:value="0.018599" calcext:value-type="float">
            <text:p>0,018599</text:p>
          </table:table-cell>
          <table:table-cell table:formula="of:=-([.Q18]/[.P18])*10^9" office:value-type="float" office:value="592.024557313232" calcext:value-type="float">
            <text:p>592,02455731323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2*PI()*[.A19]" office:value-type="float" office:value="56548.6677646163" calcext:value-type="float">
            <text:p>56548,668</text:p>
          </table:table-cell>
          <table:table-cell office:value-type="float" office:value="956" calcext:value-type="float">
            <text:p>956</text:p>
          </table:table-cell>
          <table:table-cell office:value-type="float" office:value="3125" calcext:value-type="float">
            <text:p>3125</text:p>
          </table:table-cell>
          <table:table-cell office:value-type="float" office:value="347" calcext:value-type="float">
            <text:p>347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19]*10^(-9))*[.A19]*2*PI()" office:value-type="float" office:value="-0.0344946873364159" calcext:value-type="float">
            <text:p>-0,0344947</text:p>
          </table:table-cell>
          <table:table-cell table:formula="of:=-360*[.G19]/((1/[.A19])*10^9)" office:value-type="float" office:value="-1.9764" calcext:value-type="float">
            <text:p>-1,9764000</text:p>
          </table:table-cell>
          <table:table-cell table:formula="of:=[.D19]/[.C19]" office:value-type="float" office:value="3.26882845188285" calcext:value-type="float">
            <text:p>3,2688285</text:p>
          </table:table-cell>
          <table:table-cell table:formula="of:=20*LOG([.J19])" office:value-type="float" office:value="10.2878425880799" calcext:value-type="float">
            <text:p>10,2878426</text:p>
          </table:table-cell>
          <table:table-cell table:formula="of:=[.F19]/[.E19]" office:value-type="float" office:value="3.31412103746398" calcext:value-type="float">
            <text:p>3,3141210</text:p>
          </table:table-cell>
          <table:table-cell table:formula="of:=20*LOG([.L19])" office:value-type="float" office:value="10.4073673112548" calcext:value-type="float">
            <text:p>10,4073673</text:p>
          </table:table-cell>
          <table:table-cell/>
          <table:table-cell office:value-type="float" office:value="6000" calcext:value-type="float">
            <text:p>6000</text:p>
          </table:table-cell>
          <table:table-cell table:formula="of:=2*PI()*[.O19]" office:value-type="float" office:value="37699.1118430775" calcext:value-type="float">
            <text:p>37699,1118430775</text:p>
          </table:table-cell>
          <table:table-cell table:formula="of:=-ABS([.R19])" office:value-type="float" office:value="-0.023496" calcext:value-type="float">
            <text:p>-0,023496</text:p>
          </table:table-cell>
          <table:table-cell office:value-type="float" office:value="0.023496" calcext:value-type="float">
            <text:p>0,023496</text:p>
          </table:table-cell>
          <table:table-cell table:formula="of:=-([.Q19]/[.P19])*10^9" office:value-type="float" office:value="623.250757147862" calcext:value-type="float">
            <text:p>623,25075714786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2*PI()*[.A20]" office:value-type="float" office:value="62831.8530717959" calcext:value-type="float">
            <text:p>62831,853</text:p>
          </table:table-cell>
          <table:table-cell office:value-type="float" office:value="951" calcext:value-type="float">
            <text:p>951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0]*10^(-9))*[.A20]*2*PI()" office:value-type="float" office:value="-0.0383274303737955" calcext:value-type="float">
            <text:p>-0,0383274</text:p>
          </table:table-cell>
          <table:table-cell table:formula="of:=-360*[.G20]/((1/[.A20])*10^9)" office:value-type="float" office:value="-2.196" calcext:value-type="float">
            <text:p>-2,1960000</text:p>
          </table:table-cell>
          <table:table-cell table:formula="of:=[.D20]/[.C20]" office:value-type="float" office:value="3.29758149316509" calcext:value-type="float">
            <text:p>3,2975815</text:p>
          </table:table-cell>
          <table:table-cell table:formula="of:=20*LOG([.J20])" office:value-type="float" office:value="10.3639107414997" calcext:value-type="float">
            <text:p>10,3639107</text:p>
          </table:table-cell>
          <table:table-cell table:formula="of:=[.F20]/[.E20]" office:value-type="float" office:value="3.32369942196532" calcext:value-type="float">
            <text:p>3,3236994</text:p>
          </table:table-cell>
          <table:table-cell table:formula="of:=20*LOG([.L20])" office:value-type="float" office:value="10.4324348312167" calcext:value-type="float">
            <text:p>10,4324348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2*PI()*[.O20]" office:value-type="float" office:value="43982.2971502571" calcext:value-type="float">
            <text:p>43982,2971502571</text:p>
          </table:table-cell>
          <table:table-cell table:formula="of:=-ABS([.R20])" office:value-type="float" office:value="-0.028274" calcext:value-type="float">
            <text:p>-0,028274</text:p>
          </table:table-cell>
          <table:table-cell office:value-type="float" office:value="0.028274" calcext:value-type="float">
            <text:p>0,028274</text:p>
          </table:table-cell>
          <table:table-cell table:formula="of:=-([.Q20]/[.P20])*10^9" office:value-type="float" office:value="642.849551568607" calcext:value-type="float">
            <text:p>642,84955156860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2*PI()*[.A21]" office:value-type="float" office:value="125663.706143592" calcext:value-type="float">
            <text:p>125663,706</text:p>
          </table:table-cell>
          <table:table-cell office:value-type="float" office:value="952" calcext:value-type="float">
            <text:p>952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1]*10^(-9))*[.A21]*2*PI()" office:value-type="float" office:value="-0.076654860747591" calcext:value-type="float">
            <text:p>-0,0766549</text:p>
          </table:table-cell>
          <table:table-cell table:formula="of:=-360*[.G21]/((1/[.A21])*10^9)" office:value-type="float" office:value="-4.392" calcext:value-type="float">
            <text:p>-4,3920000</text:p>
          </table:table-cell>
          <table:table-cell table:formula="of:=[.D21]/[.C21]" office:value-type="float" office:value="3.27100840336134" calcext:value-type="float">
            <text:p>3,2710084</text:p>
          </table:table-cell>
          <table:table-cell table:formula="of:=20*LOG([.J21])" office:value-type="float" office:value="10.2936331969525" calcext:value-type="float">
            <text:p>10,2936332</text:p>
          </table:table-cell>
          <table:table-cell table:formula="of:=[.F21]/[.E21]" office:value-type="float" office:value="3.32369942196532" calcext:value-type="float">
            <text:p>3,3236994</text:p>
          </table:table-cell>
          <table:table-cell table:formula="of:=20*LOG([.L21])" office:value-type="float" office:value="10.4324348312167" calcext:value-type="float">
            <text:p>10,4324348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2*PI()*[.O21]" office:value-type="float" office:value="50265.4824574367" calcext:value-type="float">
            <text:p>50265,4824574367</text:p>
          </table:table-cell>
          <table:table-cell table:formula="of:=-ABS([.R21])" office:value-type="float" office:value="-0.031574" calcext:value-type="float">
            <text:p>-0,031574</text:p>
          </table:table-cell>
          <table:table-cell office:value-type="float" office:value="0.031574" calcext:value-type="float">
            <text:p>0,031574</text:p>
          </table:table-cell>
          <table:table-cell table:formula="of:=-([.Q21]/[.P21])*10^9" office:value-type="float" office:value="628.144771647938" calcext:value-type="float">
            <text:p>628,1447716479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formula="of:=2*PI()*[.A22]" office:value-type="float" office:value="188495.559215388" calcext:value-type="float">
            <text:p>188495,559</text:p>
          </table:table-cell>
          <table:table-cell office:value-type="float" office:value="949" calcext:value-type="float">
            <text:p>949</text:p>
          </table:table-cell>
          <table:table-cell office:value-type="float" office:value="3114" calcext:value-type="float">
            <text:p>3114</text:p>
          </table:table-cell>
          <table:table-cell office:value-type="float" office:value="346" calcext:value-type="float">
            <text:p>346</text:p>
          </table:table-cell>
          <table:table-cell office:value-type="float" office:value="1150" calcext:value-type="float">
            <text:p>1150</text:p>
          </table:table-cell>
          <table:table-cell office:value-type="float" office:value="610" calcext:value-type="float">
            <text:p>610</text:p>
          </table:table-cell>
          <table:table-cell table:formula="of:=-([.G22]*10^(-9))*[.A22]*2*PI()" office:value-type="float" office:value="-0.114982291121386" calcext:value-type="float">
            <text:p>-0,1149823</text:p>
          </table:table-cell>
          <table:table-cell table:formula="of:=-360*[.G22]/((1/[.A22])*10^9)" office:value-type="float" office:value="-6.588" calcext:value-type="float">
            <text:p>-6,5880000</text:p>
          </table:table-cell>
          <table:table-cell table:formula="of:=[.D22]/[.C22]" office:value-type="float" office:value="3.2813487881981" calcext:value-type="float">
            <text:p>3,2813488</text:p>
          </table:table-cell>
          <table:table-cell table:formula="of:=20*LOG([.J22])" office:value-type="float" office:value="10.3210479160962" calcext:value-type="float">
            <text:p>10,3210479</text:p>
          </table:table-cell>
          <table:table-cell table:formula="of:=[.F22]/[.E22]" office:value-type="float" office:value="3.32369942196532" calcext:value-type="float">
            <text:p>3,3236994</text:p>
          </table:table-cell>
          <table:table-cell table:formula="of:=20*LOG([.L22])" office:value-type="float" office:value="10.4324348312167" calcext:value-type="float">
            <text:p>10,4324348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2*PI()*[.O22]" office:value-type="float" office:value="56548.6677646163" calcext:value-type="float">
            <text:p>56548,6677646163</text:p>
          </table:table-cell>
          <table:table-cell table:formula="of:=-ABS([.R22])" office:value-type="float" office:value="-0.032999" calcext:value-type="float">
            <text:p>-0,032999</text:p>
          </table:table-cell>
          <table:table-cell office:value-type="float" office:value="0.032999" calcext:value-type="float">
            <text:p>0,032999</text:p>
          </table:table-cell>
          <table:table-cell table:formula="of:=-([.Q22]/[.P22])*10^9" office:value-type="float" office:value="583.550440787717" calcext:value-type="float">
            <text:p>583,550440787717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2*PI()*[.A23]" office:value-type="float" office:value="251327.412287183" calcext:value-type="float">
            <text:p>251327,412</text:p>
          </table:table-cell>
          <table:table-cell office:value-type="float" office:value="946" calcext:value-type="float">
            <text:p>946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10" calcext:value-type="float">
            <text:p>610</text:p>
          </table:table-cell>
          <table:table-cell table:formula="of:=-([.G23]*10^(-9))*[.A23]*2*PI()" office:value-type="float" office:value="-0.153309721495182" calcext:value-type="float">
            <text:p>-0,1533097</text:p>
          </table:table-cell>
          <table:table-cell table:formula="of:=-360*[.G23]/((1/[.A23])*10^9)" office:value-type="float" office:value="-8.784" calcext:value-type="float">
            <text:p>-8,7840000</text:p>
          </table:table-cell>
          <table:table-cell table:formula="of:=[.D23]/[.C23]" office:value-type="float" office:value="3.30338266384778" calcext:value-type="float">
            <text:p>3,3033827</text:p>
          </table:table-cell>
          <table:table-cell table:formula="of:=20*LOG([.J23])" office:value-type="float" office:value="10.379177705566" calcext:value-type="float">
            <text:p>10,3791777</text:p>
          </table:table-cell>
          <table:table-cell table:formula="of:=[.F23]/[.E23]" office:value-type="float" office:value="3.35260115606936" calcext:value-type="float">
            <text:p>3,3526012</text:p>
          </table:table-cell>
          <table:table-cell table:formula="of:=20*LOG([.L23])" office:value-type="float" office:value="10.5076378086828" calcext:value-type="float">
            <text:p>10,5076378</text:p>
          </table:table-cell>
          <table:table-cell/>
          <table:table-cell office:value-type="float" office:value="10000" calcext:value-type="float">
            <text:p>10000</text:p>
          </table:table-cell>
          <table:table-cell table:formula="of:=2*PI()*[.O23]" office:value-type="float" office:value="62831.8530717959" calcext:value-type="float">
            <text:p>62831,8530717959</text:p>
          </table:table-cell>
          <table:table-cell table:formula="of:=-ABS([.R23])" office:value-type="float" office:value="-0.037004" calcext:value-type="float">
            <text:p>-0,037004</text:p>
          </table:table-cell>
          <table:table-cell office:value-type="float" office:value="0.037004" calcext:value-type="float">
            <text:p>0,037004</text:p>
          </table:table-cell>
          <table:table-cell table:formula="of:=-([.Q23]/[.P23])*10^9" office:value-type="float" office:value="588.93695141725" calcext:value-type="float">
            <text:p>588,9369514172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2*PI()*[.A24]" office:value-type="float" office:value="314159.265358979" calcext:value-type="float">
            <text:p>314159,265</text:p>
          </table:table-cell>
          <table:table-cell office:value-type="float" office:value="947" calcext:value-type="float">
            <text:p>947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30" calcext:value-type="float">
            <text:p>630</text:p>
          </table:table-cell>
          <table:table-cell table:formula="of:=-([.G24]*10^(-9))*[.A24]*2*PI()" office:value-type="float" office:value="-0.197920337176157" calcext:value-type="float">
            <text:p>-0,1979203</text:p>
          </table:table-cell>
          <table:table-cell table:formula="of:=-360*[.G24]/((1/[.A24])*10^9)" office:value-type="float" office:value="-11.34" calcext:value-type="float">
            <text:p>-11,3400000</text:p>
          </table:table-cell>
          <table:table-cell table:formula="of:=[.D24]/[.C24]" office:value-type="float" office:value="3.29989440337909" calcext:value-type="float">
            <text:p>3,2998944</text:p>
          </table:table-cell>
          <table:table-cell table:formula="of:=20*LOG([.J24])" office:value-type="float" office:value="10.3700008535364" calcext:value-type="float">
            <text:p>10,3700009</text:p>
          </table:table-cell>
          <table:table-cell table:formula="of:=[.F24]/[.E24]" office:value-type="float" office:value="3.35260115606936" calcext:value-type="float">
            <text:p>3,3526012</text:p>
          </table:table-cell>
          <table:table-cell table:formula="of:=20*LOG([.L24])" office:value-type="float" office:value="10.5076378086828" calcext:value-type="float">
            <text:p>10,5076378</text:p>
          </table:table-cell>
          <table:table-cell/>
          <table:table-cell office:value-type="float" office:value="11000" calcext:value-type="float">
            <text:p>11000</text:p>
          </table:table-cell>
          <table:table-cell table:formula="of:=2*PI()*[.O24]" office:value-type="float" office:value="69115.0383789754" calcext:value-type="float">
            <text:p>69115,0383789754</text:p>
          </table:table-cell>
          <table:table-cell table:formula="of:=-ABS([.R24])" office:value-type="float" office:value="-0.042435" calcext:value-type="float">
            <text:p>-0,042435</text:p>
          </table:table-cell>
          <table:table-cell office:value-type="float" office:value="0.042435" calcext:value-type="float">
            <text:p>0,042435</text:p>
          </table:table-cell>
          <table:table-cell table:formula="of:=-([.Q24]/[.P24])*10^9" office:value-type="float" office:value="613.976364554962" calcext:value-type="float">
            <text:p>613,97636455496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2*PI()*[.A25]" office:value-type="float" office:value="376991.118430775" calcext:value-type="float">
            <text:p>376991,118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660" calcext:value-type="float">
            <text:p>660</text:p>
          </table:table-cell>
          <table:table-cell table:formula="of:=-([.G25]*10^(-9))*[.A25]*2*PI()" office:value-type="float" office:value="-0.248814138164312" calcext:value-type="float">
            <text:p>-0,2488141</text:p>
          </table:table-cell>
          <table:table-cell table:formula="of:=-360*[.G25]/((1/[.A25])*10^9)" office:value-type="float" office:value="-14.256" calcext:value-type="float">
            <text:p>-14,2560000</text:p>
          </table:table-cell>
          <table:table-cell table:formula="of:=[.D25]/[.C25]" office:value-type="float" office:value="3.31851851851852" calcext:value-type="float">
            <text:p>3,3185185</text:p>
          </table:table-cell>
          <table:table-cell table:formula="of:=20*LOG([.J25])" office:value-type="float" office:value="10.4188849100628" calcext:value-type="float">
            <text:p>10,4188849</text:p>
          </table:table-cell>
          <table:table-cell table:formula="of:=[.F25]/[.E25]" office:value-type="float" office:value="3.35260115606936" calcext:value-type="float">
            <text:p>3,3526012</text:p>
          </table:table-cell>
          <table:table-cell table:formula="of:=20*LOG([.L25])" office:value-type="float" office:value="10.5076378086828" calcext:value-type="float">
            <text:p>10,5076378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2*PI()*[.O25]" office:value-type="float" office:value="75398.223686155" calcext:value-type="float">
            <text:p>75398,223686155</text:p>
          </table:table-cell>
          <table:table-cell table:formula="of:=-ABS([.R25])" office:value-type="float" office:value="-0.04771" calcext:value-type="float">
            <text:p>-0,04771</text:p>
          </table:table-cell>
          <table:table-cell office:value-type="float" office:value="0.04771" calcext:value-type="float">
            <text:p>0,04771</text:p>
          </table:table-cell>
          <table:table-cell table:formula="of:=-([.Q25]/[.P25])*10^9" office:value-type="float" office:value="632.773527909527" calcext:value-type="float">
            <text:p>632,773527909527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formula="of:=2*PI()*[.A26]" office:value-type="float" office:value="439822.971502571" calcext:value-type="float">
            <text:p>439822,972</text:p>
          </table:table-cell>
          <table:table-cell office:value-type="float" office:value="943" calcext:value-type="float">
            <text:p>943</text:p>
          </table:table-cell>
          <table:table-cell office:value-type="float" office:value="3125" calcext:value-type="float">
            <text:p>3125</text:p>
          </table:table-cell>
          <table:table-cell office:value-type="float" office:value="346" calcext:value-type="float">
            <text:p>346</text:p>
          </table:table-cell>
          <table:table-cell office:value-type="float" office:value="1160" calcext:value-type="float">
            <text:p>1160</text:p>
          </table:table-cell>
          <table:table-cell office:value-type="float" office:value="700" calcext:value-type="float">
            <text:p>700</text:p>
          </table:table-cell>
          <table:table-cell table:formula="of:=-([.G26]*10^(-9))*[.A26]*2*PI()" office:value-type="float" office:value="-0.3078760800518" calcext:value-type="float">
            <text:p>-0,3078761</text:p>
          </table:table-cell>
          <table:table-cell table:formula="of:=-360*[.G26]/((1/[.A26])*10^9)" office:value-type="float" office:value="-17.64" calcext:value-type="float">
            <text:p>-17,6400000</text:p>
          </table:table-cell>
          <table:table-cell table:formula="of:=[.D26]/[.C26]" office:value-type="float" office:value="3.31389183457052" calcext:value-type="float">
            <text:p>3,3138918</text:p>
          </table:table-cell>
          <table:table-cell table:formula="of:=20*LOG([.J26])" office:value-type="float" office:value="10.4067665788553" calcext:value-type="float">
            <text:p>10,4067666</text:p>
          </table:table-cell>
          <table:table-cell table:formula="of:=[.F26]/[.E26]" office:value-type="float" office:value="3.35260115606936" calcext:value-type="float">
            <text:p>3,3526012</text:p>
          </table:table-cell>
          <table:table-cell table:formula="of:=20*LOG([.L26])" office:value-type="float" office:value="10.5076378086828" calcext:value-type="float">
            <text:p>10,5076378</text:p>
          </table:table-cell>
          <table:table-cell/>
          <table:table-cell office:value-type="float" office:value="13000" calcext:value-type="float">
            <text:p>13000</text:p>
          </table:table-cell>
          <table:table-cell table:formula="of:=2*PI()*[.O26]" office:value-type="float" office:value="81681.4089933346" calcext:value-type="float">
            <text:p>81681,4089933346</text:p>
          </table:table-cell>
          <table:table-cell table:formula="of:=-ABS([.R26])" office:value-type="float" office:value="-0.049432" calcext:value-type="float">
            <text:p>-0,049432</text:p>
          </table:table-cell>
          <table:table-cell office:value-type="float" office:value="0.049432" calcext:value-type="float">
            <text:p>0,049432</text:p>
          </table:table-cell>
          <table:table-cell table:formula="of:=-([.Q26]/[.P26])*10^9" office:value-type="float" office:value="605.180549762967" calcext:value-type="float">
            <text:p>605,18054976296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2*PI()*[.A27]" office:value-type="float" office:value="502654.824574367" calcext:value-type="float">
            <text:p>502654,825</text:p>
          </table:table-cell>
          <table:table-cell office:value-type="float" office:value="945" calcext:value-type="float">
            <text:p>945</text:p>
          </table:table-cell>
          <table:table-cell office:value-type="float" office:value="3136" calcext:value-type="float">
            <text:p>3136</text:p>
          </table:table-cell>
          <table:table-cell office:value-type="float" office:value="345" calcext:value-type="float">
            <text:p>345</text:p>
          </table:table-cell>
          <table:table-cell office:value-type="float" office:value="1160" calcext:value-type="float">
            <text:p>1160</text:p>
          </table:table-cell>
          <table:table-cell office:value-type="float" office:value="750" calcext:value-type="float">
            <text:p>750</text:p>
          </table:table-cell>
          <table:table-cell table:formula="of:=-([.G27]*10^(-9))*[.A27]*2*PI()" office:value-type="float" office:value="-0.376991118430775" calcext:value-type="float">
            <text:p>-0,3769911</text:p>
          </table:table-cell>
          <table:table-cell table:formula="of:=-360*[.G27]/((1/[.A27])*10^9)" office:value-type="float" office:value="-21.6" calcext:value-type="float">
            <text:p>-21,6000000</text:p>
          </table:table-cell>
          <table:table-cell table:formula="of:=[.D27]/[.C27]" office:value-type="float" office:value="3.31851851851852" calcext:value-type="float">
            <text:p>3,3185185</text:p>
          </table:table-cell>
          <table:table-cell table:formula="of:=20*LOG([.J27])" office:value-type="float" office:value="10.4188849100628" calcext:value-type="float">
            <text:p>10,4188849</text:p>
          </table:table-cell>
          <table:table-cell table:formula="of:=[.F27]/[.E27]" office:value-type="float" office:value="3.36231884057971" calcext:value-type="float">
            <text:p>3,3623188</text:p>
          </table:table-cell>
          <table:table-cell table:formula="of:=20*LOG([.L27])" office:value-type="float" office:value="10.5327778830729" calcext:value-type="float">
            <text:p>10,5327779</text:p>
          </table:table-cell>
          <table:table-cell/>
          <table:table-cell office:value-type="float" office:value="14000" calcext:value-type="float">
            <text:p>14000</text:p>
          </table:table-cell>
          <table:table-cell table:formula="of:=2*PI()*[.O27]" office:value-type="float" office:value="87964.5943005142" calcext:value-type="float">
            <text:p>87964,5943005142</text:p>
          </table:table-cell>
          <table:table-cell table:formula="of:=-ABS([.R27])" office:value-type="float" office:value="-0.051167" calcext:value-type="float">
            <text:p>-0,051167</text:p>
          </table:table-cell>
          <table:table-cell office:value-type="float" office:value="0.051167" calcext:value-type="float">
            <text:p>0,051167</text:p>
          </table:table-cell>
          <table:table-cell table:formula="of:=-([.Q27]/[.P27])*10^9" office:value-type="float" office:value="581.677212370215" calcext:value-type="float">
            <text:p>581,67721237021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formula="of:=2*PI()*[.A28]" office:value-type="float" office:value="565486.677646163" calcext:value-type="float">
            <text:p>565486,678</text:p>
          </table:table-cell>
          <table:table-cell office:value-type="float" office:value="945" calcext:value-type="float">
            <text:p>945</text:p>
          </table:table-cell>
          <table:table-cell office:value-type="float" office:value="3125" calcext:value-type="float">
            <text:p>3125</text:p>
          </table:table-cell>
          <table:table-cell office:value-type="float" office:value="345" calcext:value-type="float">
            <text:p>345</text:p>
          </table:table-cell>
          <table:table-cell office:value-type="float" office:value="1140" calcext:value-type="float">
            <text:p>1140</text:p>
          </table:table-cell>
          <table:table-cell office:value-type="float" office:value="820" calcext:value-type="float">
            <text:p>820</text:p>
          </table:table-cell>
          <table:table-cell table:formula="of:=-([.G28]*10^(-9))*[.A28]*2*PI()" office:value-type="float" office:value="-0.463699075669853" calcext:value-type="float">
            <text:p>-0,4636991</text:p>
          </table:table-cell>
          <table:table-cell table:formula="of:=-360*[.G28]/((1/[.A28])*10^9)" office:value-type="float" office:value="-26.568" calcext:value-type="float">
            <text:p>-26,5680000</text:p>
          </table:table-cell>
          <table:table-cell table:formula="of:=[.D28]/[.C28]" office:value-type="float" office:value="3.30687830687831" calcext:value-type="float">
            <text:p>3,3068783</text:p>
          </table:table-cell>
          <table:table-cell table:formula="of:=20*LOG([.J28])" office:value-type="float" office:value="10.3883642634166" calcext:value-type="float">
            <text:p>10,3883643</text:p>
          </table:table-cell>
          <table:table-cell table:formula="of:=[.F28]/[.E28]" office:value-type="float" office:value="3.30434782608696" calcext:value-type="float">
            <text:p>3,3043478</text:p>
          </table:table-cell>
          <table:table-cell table:formula="of:=20*LOG([.L28])" office:value-type="float" office:value="10.381715125264" calcext:value-type="float">
            <text:p>10,3817151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2*PI()*[.O28]" office:value-type="float" office:value="94247.7796076938" calcext:value-type="float">
            <text:p>94247,7796076938</text:p>
          </table:table-cell>
          <table:table-cell table:formula="of:=-ABS([.R28])" office:value-type="float" office:value="-0.054861" calcext:value-type="float">
            <text:p>-0,054861</text:p>
          </table:table-cell>
          <table:table-cell office:value-type="float" office:value="0.054861" calcext:value-type="float">
            <text:p>0,054861</text:p>
          </table:table-cell>
          <table:table-cell table:formula="of:=-([.Q28]/[.P28])*10^9" office:value-type="float" office:value="582.093288864298" calcext:value-type="float">
            <text:p>582,09328886429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2*PI()*[.A29]" office:value-type="float" office:value="628318.530717959" calcext:value-type="float">
            <text:p>628318,531</text:p>
          </table:table-cell>
          <table:table-cell office:value-type="float" office:value="941" calcext:value-type="float">
            <text:p>941</text:p>
          </table:table-cell>
          <table:table-cell office:value-type="float" office:value="3114" calcext:value-type="float">
            <text:p>3114</text:p>
          </table:table-cell>
          <table:table-cell office:value-type="float" office:value="345" calcext:value-type="float">
            <text:p>345</text:p>
          </table:table-cell>
          <table:table-cell office:value-type="float" office:value="1110" calcext:value-type="float">
            <text:p>1110</text:p>
          </table:table-cell>
          <table:table-cell office:value-type="float" office:value="920" calcext:value-type="float">
            <text:p>920</text:p>
          </table:table-cell>
          <table:table-cell table:formula="of:=-([.G29]*10^(-9))*[.A29]*2*PI()" office:value-type="float" office:value="-0.578053048260522" calcext:value-type="float">
            <text:p>-0,5780530</text:p>
          </table:table-cell>
          <table:table-cell table:formula="of:=-360*[.G29]/((1/[.A29])*10^9)" office:value-type="float" office:value="-33.12" calcext:value-type="float">
            <text:p>-33,1200000</text:p>
          </table:table-cell>
          <table:table-cell table:formula="of:=[.D29]/[.C29]" office:value-type="float" office:value="3.30924548352816" calcext:value-type="float">
            <text:p>3,3092455</text:p>
          </table:table-cell>
          <table:table-cell table:formula="of:=20*LOG([.J29])" office:value-type="float" office:value="10.3945796960969" calcext:value-type="float">
            <text:p>10,3945797</text:p>
          </table:table-cell>
          <table:table-cell table:formula="of:=[.F29]/[.E29]" office:value-type="float" office:value="3.21739130434783" calcext:value-type="float">
            <text:p>3,2173913</text:p>
          </table:table-cell>
          <table:table-cell table:formula="of:=20*LOG([.L29])" office:value-type="float" office:value="10.1500776742677" calcext:value-type="float">
            <text:p>10,1500777</text:p>
          </table:table-cell>
          <table:table-cell/>
          <table:table-cell office:value-type="float" office:value="16000" calcext:value-type="float">
            <text:p>16000</text:p>
          </table:table-cell>
          <table:table-cell table:formula="of:=2*PI()*[.O29]" office:value-type="float" office:value="100530.964914873" calcext:value-type="float">
            <text:p>100530,964914873</text:p>
          </table:table-cell>
          <table:table-cell table:formula="of:=-ABS([.R29])" office:value-type="float" office:value="-0.062614" calcext:value-type="float">
            <text:p>-0,062614</text:p>
          </table:table-cell>
          <table:table-cell office:value-type="float" office:value="0.062614" calcext:value-type="float">
            <text:p>0,062614</text:p>
          </table:table-cell>
          <table:table-cell table:formula="of:=-([.Q29]/[.P29])*10^9" office:value-type="float" office:value="622.832975422246" calcext:value-type="float">
            <text:p>622,832975422246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table:formula="of:=2*PI()*[.A30]" office:value-type="float" office:value="785398.163397448" calcext:value-type="float">
            <text:p>785398,163</text:p>
          </table:table-cell>
          <table:table-cell office:value-type="float" office:value="944" calcext:value-type="float">
            <text:p>944</text:p>
          </table:table-cell>
          <table:table-cell office:value-type="float" office:value="2816" calcext:value-type="float">
            <text:p>2816</text:p>
          </table:table-cell>
          <table:table-cell office:value-type="float" office:value="345" calcext:value-type="float">
            <text:p>345</text:p>
          </table:table-cell>
          <table:table-cell office:value-type="float" office:value="956" calcext:value-type="float">
            <text:p>956</text:p>
          </table:table-cell>
          <table:table-cell office:value-type="float" office:value="1175" calcext:value-type="float">
            <text:p>1175</text:p>
          </table:table-cell>
          <table:table-cell table:formula="of:=-([.G30]*10^(-9))*[.A30]*2*PI()" office:value-type="float" office:value="-0.922842841992002" calcext:value-type="float">
            <text:p>-0,9228428</text:p>
          </table:table-cell>
          <table:table-cell table:formula="of:=-360*[.G30]/((1/[.A30])*10^9)" office:value-type="float" office:value="-52.875" calcext:value-type="float">
            <text:p>-52,8750000</text:p>
          </table:table-cell>
          <table:table-cell table:formula="of:=[.D30]/[.C30]" office:value-type="float" office:value="2.98305084745763" calcext:value-type="float">
            <text:p>2,9830508</text:p>
          </table:table-cell>
          <table:table-cell table:formula="of:=20*LOG([.J30])" office:value-type="float" office:value="9.49321312344011" calcext:value-type="float">
            <text:p>9,4932131</text:p>
          </table:table-cell>
          <table:table-cell table:formula="of:=[.F30]/[.E30]" office:value-type="float" office:value="2.77101449275362" calcext:value-type="float">
            <text:p>2,7710145</text:p>
          </table:table-cell>
          <table:table-cell table:formula="of:=20*LOG([.L30])" office:value-type="float" office:value="8.85277594405652" calcext:value-type="float">
            <text:p>8,8527759</text:p>
          </table:table-cell>
          <table:table-cell table:number-columns-repeated="6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2*PI()*[.A31]" office:value-type="float" office:value="942477.796076938" calcext:value-type="float">
            <text:p>942477,796</text:p>
          </table:table-cell>
          <table:table-cell office:value-type="float" office:value="939" calcext:value-type="float">
            <text:p>939</text:p>
          </table:table-cell>
          <table:table-cell office:value-type="float" office:value="2372" calcext:value-type="float">
            <text:p>2372</text:p>
          </table:table-cell>
          <table:table-cell office:value-type="float" office:value="345" calcext:value-type="float">
            <text:p>345</text:p>
          </table:table-cell>
          <table:table-cell office:value-type="float" office:value="804" calcext:value-type="float">
            <text:p>804</text:p>
          </table:table-cell>
          <table:table-cell office:value-type="float" office:value="1260" calcext:value-type="float">
            <text:p>1260</text:p>
          </table:table-cell>
          <table:table-cell table:formula="of:=-([.G31]*10^(-9))*[.A31]*2*PI()" office:value-type="float" office:value="-1.18752202305694" calcext:value-type="float">
            <text:p>-1,1875220</text:p>
          </table:table-cell>
          <table:table-cell table:formula="of:=-360*[.G31]/((1/[.A31])*10^9)" office:value-type="float" office:value="-68.04" calcext:value-type="float">
            <text:p>-68,0400000</text:p>
          </table:table-cell>
          <table:table-cell table:formula="of:=[.D31]/[.C31]" office:value-type="float" office:value="2.52609158679446" calcext:value-type="float">
            <text:p>2,5260916</text:p>
          </table:table-cell>
          <table:table-cell table:formula="of:=20*LOG([.J31])" office:value-type="float" office:value="8.04898184852228" calcext:value-type="float">
            <text:p>8,0489818</text:p>
          </table:table-cell>
          <table:table-cell table:formula="of:=[.F31]/[.E31]" office:value-type="float" office:value="2.3304347826087" calcext:value-type="float">
            <text:p>2,3304348</text:p>
          </table:table-cell>
          <table:table-cell table:formula="of:=20*LOG([.L31])" office:value-type="float" office:value="7.34873907350354" calcext:value-type="float">
            <text:p>7,3487391</text:p>
          </table:table-cell>
          <table:table-cell table:number-columns-repeated="6"/>
        </table:table-row>
        <table:table-row table:style-name="ro1">
          <table:table-cell office:value-type="float" office:value="175000" calcext:value-type="float">
            <text:p>175000</text:p>
          </table:table-cell>
          <table:table-cell table:formula="of:=2*PI()*[.A32]" office:value-type="float" office:value="1099557.42875643" calcext:value-type="float">
            <text:p>1099557,429</text:p>
          </table:table-cell>
          <table:table-cell office:value-type="float" office:value="947" calcext:value-type="float">
            <text:p>947</text:p>
          </table:table-cell>
          <table:table-cell office:value-type="float" office:value="2042" calcext:value-type="float">
            <text:p>2042</text:p>
          </table:table-cell>
          <table:table-cell office:value-type="float" office:value="345" calcext:value-type="float">
            <text:p>345</text:p>
          </table:table-cell>
          <table:table-cell office:value-type="float" office:value="687" calcext:value-type="float">
            <text:p>687</text:p>
          </table:table-cell>
          <table:table-cell office:value-type="float" office:value="1260" calcext:value-type="float">
            <text:p>1260</text:p>
          </table:table-cell>
          <table:table-cell table:formula="of:=-([.G32]*10^(-9))*[.A32]*2*PI()" office:value-type="float" office:value="-1.3854423602331" calcext:value-type="float">
            <text:p>-1,3854424</text:p>
          </table:table-cell>
          <table:table-cell table:formula="of:=-360*[.G32]/((1/[.A32])*10^9)" office:value-type="float" office:value="-79.38" calcext:value-type="float">
            <text:p>-79,3800000</text:p>
          </table:table-cell>
          <table:table-cell table:formula="of:=[.D32]/[.C32]" office:value-type="float" office:value="2.15628299894403" calcext:value-type="float">
            <text:p>2,1562830</text:p>
          </table:table-cell>
          <table:table-cell table:formula="of:=20*LOG([.J32])" office:value-type="float" office:value="6.67411517495236" calcext:value-type="float">
            <text:p>6,6741152</text:p>
          </table:table-cell>
          <table:table-cell table:formula="of:=[.F32]/[.E32]" office:value-type="float" office:value="1.99130434782609" calcext:value-type="float">
            <text:p>1,9913043</text:p>
          </table:table-cell>
          <table:table-cell table:formula="of:=20*LOG([.L32])" office:value-type="float" office:value="5.98275283972553" calcext:value-type="float">
            <text:p>5,9827528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2*PI()*[.A33]" office:value-type="float" office:value="1256637.06143592" calcext:value-type="float">
            <text:p>1256637,061</text:p>
          </table:table-cell>
          <table:table-cell office:value-type="float" office:value="935" calcext:value-type="float">
            <text:p>935</text:p>
          </table:table-cell>
          <table:table-cell office:value-type="float" office:value="1763" calcext:value-type="float">
            <text:p>1763</text:p>
          </table:table-cell>
          <table:table-cell office:value-type="float" office:value="344" calcext:value-type="float">
            <text:p>344</text:p>
          </table:table-cell>
          <table:table-cell office:value-type="float" office:value="601" calcext:value-type="float">
            <text:p>601</text:p>
          </table:table-cell>
          <table:table-cell office:value-type="float" office:value="1230" calcext:value-type="float">
            <text:p>1230</text:p>
          </table:table-cell>
          <table:table-cell table:formula="of:=-([.G33]*10^(-9))*[.A33]*2*PI()" office:value-type="float" office:value="-1.54566358556618" calcext:value-type="float">
            <text:p>-1,5456636</text:p>
          </table:table-cell>
          <table:table-cell table:formula="of:=-360*[.G33]/((1/[.A33])*10^9)" office:value-type="float" office:value="-88.56" calcext:value-type="float">
            <text:p>-88,5600000</text:p>
          </table:table-cell>
          <table:table-cell table:formula="of:=[.D33]/[.C33]" office:value-type="float" office:value="1.8855614973262" calcext:value-type="float">
            <text:p>1,8855615</text:p>
          </table:table-cell>
          <table:table-cell table:formula="of:=20*LOG([.J33])" office:value-type="float" office:value="5.50881402853609" calcext:value-type="float">
            <text:p>5,5088140</text:p>
          </table:table-cell>
          <table:table-cell table:formula="of:=[.F33]/[.E33]" office:value-type="float" office:value="1.74709302325581" calcext:value-type="float">
            <text:p>1,7470930</text:p>
          </table:table-cell>
          <table:table-cell table:formula="of:=20*LOG([.L33])" office:value-type="float" office:value="4.84632058862419" calcext:value-type="float">
            <text:p>4,8463206</text:p>
          </table:table-cell>
          <table:table-cell table:number-columns-repeated="6"/>
        </table:table-row>
        <table:table-row table:style-name="ro1">
          <table:table-cell office:value-type="float" office:value="225000" calcext:value-type="float">
            <text:p>225000</text:p>
          </table:table-cell>
          <table:table-cell table:formula="of:=2*PI()*[.A34]" office:value-type="float" office:value="1413716.69411541" calcext:value-type="float">
            <text:p>1413716,694</text:p>
          </table:table-cell>
          <table:table-cell office:value-type="float" office:value="938" calcext:value-type="float">
            <text:p>938</text:p>
          </table:table-cell>
          <table:table-cell office:value-type="float" office:value="1568" calcext:value-type="float">
            <text:p>1568</text:p>
          </table:table-cell>
          <table:table-cell office:value-type="float" office:value="344" calcext:value-type="float">
            <text:p>344</text:p>
          </table:table-cell>
          <table:table-cell office:value-type="float" office:value="532" calcext:value-type="float">
            <text:p>532</text:p>
          </table:table-cell>
          <table:table-cell office:value-type="float" office:value="1185" calcext:value-type="float">
            <text:p>1185</text:p>
          </table:table-cell>
          <table:table-cell table:formula="of:=-([.G34]*10^(-9))*[.A34]*2*PI()" office:value-type="float" office:value="-1.67525428252676" calcext:value-type="float">
            <text:p>-1,6752543</text:p>
          </table:table-cell>
          <table:table-cell table:formula="of:=-360*[.G34]/((1/[.A34])*10^9)" office:value-type="float" office:value="-95.985" calcext:value-type="float">
            <text:p>-95,9850000</text:p>
          </table:table-cell>
          <table:table-cell table:formula="of:=[.D34]/[.C34]" office:value-type="float" office:value="1.67164179104478" calcext:value-type="float">
            <text:p>1,6716418</text:p>
          </table:table-cell>
          <table:table-cell table:formula="of:=20*LOG([.J34])" office:value-type="float" office:value="4.4628643993871" calcext:value-type="float">
            <text:p>4,4628644</text:p>
          </table:table-cell>
          <table:table-cell table:formula="of:=[.F34]/[.E34]" office:value-type="float" office:value="1.54651162790698" calcext:value-type="float">
            <text:p>1,5465116</text:p>
          </table:table-cell>
          <table:table-cell table:formula="of:=20*LOG([.L34])" office:value-type="float" office:value="3.78706379447036" calcext:value-type="float">
            <text:p>3,7870638</text:p>
          </table:table-cell>
          <table:table-cell table:number-columns-repeated="6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2*PI()*[.A35]" office:value-type="float" office:value="1570796.3267949" calcext:value-type="float">
            <text:p>1570796,327</text:p>
          </table:table-cell>
          <table:table-cell office:value-type="float" office:value="941" calcext:value-type="float">
            <text:p>941</text:p>
          </table:table-cell>
          <table:table-cell office:value-type="float" office:value="1392" calcext:value-type="float">
            <text:p>1392</text:p>
          </table:table-cell>
          <table:table-cell office:value-type="float" office:value="344" calcext:value-type="float">
            <text:p>344</text:p>
          </table:table-cell>
          <table:table-cell office:value-type="float" office:value="476" calcext:value-type="float">
            <text:p>476</text:p>
          </table:table-cell>
          <table:table-cell office:value-type="float" office:value="1140" calcext:value-type="float">
            <text:p>1140</text:p>
          </table:table-cell>
          <table:table-cell table:formula="of:=-([.G35]*10^(-9))*[.A35]*2*PI()" office:value-type="float" office:value="-1.79070781254618" calcext:value-type="float">
            <text:p>-1,7907078</text:p>
          </table:table-cell>
          <table:table-cell table:formula="of:=-360*[.G35]/((1/[.A35])*10^9)" office:value-type="float" office:value="-102.6" calcext:value-type="float">
            <text:p>-102,6000000</text:p>
          </table:table-cell>
          <table:table-cell table:formula="of:=[.D35]/[.C35]" office:value-type="float" office:value="1.47927736450584" calcext:value-type="float">
            <text:p>1,4792774</text:p>
          </table:table-cell>
          <table:table-cell table:formula="of:=20*LOG([.J35])" office:value-type="float" office:value="3.40099223694573" calcext:value-type="float">
            <text:p>3,4009922</text:p>
          </table:table-cell>
          <table:table-cell table:formula="of:=[.F35]/[.E35]" office:value-type="float" office:value="1.38372093023256" calcext:value-type="float">
            <text:p>1,3837209</text:p>
          </table:table-cell>
          <table:table-cell table:formula="of:=20*LOG([.L35])" office:value-type="float" office:value="2.82097020297926" calcext:value-type="float">
            <text:p>2,820970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style-name="ce3" table:formula="of:=AVERAGE([.J2:.J29])" office:value-type="float" office:value="3.28351345317885" calcext:value-type="float">
            <text:p>3,28</text:p>
          </table:table-cell>
          <table:table-cell table:style-name="ce3"/>
          <table:table-cell table:style-name="Default" table:number-columns-repeated="3"/>
          <table:table-cell table:number-columns-repeated="5"/>
        </table:table-row>
      </table:table>
      <table:table table:name="freq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row table:style-name="ro1">
          <table:table-cell office:value-type="string" calcext:value-type="string">
            <text:p>#freq</text:p>
          </table:table-cell>
          <table:table-cell table:style-name="Default" office:value-type="string" calcext:value-type="string">
            <text:p>omega</text:p>
          </table:table-cell>
          <table:table-cell table:style-name="Default" office:value-type="string" calcext:value-type="string">
            <text:p>ideal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82635903" calcext:value-type="float">
            <text:p>6,283E+00</text:p>
          </table:table-cell>
          <table:table-cell table:formula="of:=2*PI()*[.A2]" office:value-type="float" office:value="6.28318530717959" calcext:value-type="float">
            <text:p>6,283E+00</text:p>
          </table:table-cell>
          <table:table-cell table:formula="of:=[.B2]/[.C2]" office:value-type="float" office:value="0.999912559609064" calcext:value-type="float">
            <text:p>9,999E-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413179515689" calcext:value-type="float">
            <text:p>3,141E+01</text:p>
          </table:table-cell>
          <table:table-cell table:formula="of:=2*PI()*[.A3]" office:value-type="float" office:value="31.4159265358979" calcext:value-type="float">
            <text:p>3,142E+01</text:p>
          </table:table-cell>
          <table:table-cell table:formula="of:=[.B3]/[.C3]" office:value-type="float" office:value="0.999912559630995" calcext:value-type="float">
            <text:p>9,999E-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14.150036984" calcext:value-type="float">
            <text:p>3,142E+02</text:p>
          </table:table-cell>
          <table:table-cell table:formula="of:=2*PI()*[.A4]" office:value-type="float" office:value="314.159265358979" calcext:value-type="float">
            <text:p>3,142E+02</text:p>
          </table:table-cell>
          <table:table-cell table:formula="of:=[.B4]/[.C4]" office:value-type="float" office:value="0.999970625170107" calcext:value-type="float">
            <text:p>1,000E+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8.299970479762" calcext:value-type="float">
            <text:p>6,283E+02</text:p>
          </table:table-cell>
          <table:table-cell table:formula="of:=2*PI()*[.A5]" office:value-type="float" office:value="628.318530717959" calcext:value-type="float">
            <text:p>6,283E+02</text:p>
          </table:table-cell>
          <table:table-cell table:formula="of:=[.B5]/[.C5]" office:value-type="float" office:value="0.99997046046346" calcext:value-type="float">
            <text:p>1,000E+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56.59971602846" calcext:value-type="float">
            <text:p>1,257E+03</text:p>
          </table:table-cell>
          <table:table-cell table:formula="of:=2*PI()*[.A6]" office:value-type="float" office:value="1256.63706143592" calcext:value-type="float">
            <text:p>1,257E+03</text:p>
          </table:table-cell>
          <table:table-cell table:formula="of:=[.B6]/[.C6]" office:value-type="float" office:value="0.999970281469007" calcext:value-type="float">
            <text:p>1,000E+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84.90044995857" calcext:value-type="float">
            <text:p>1,885E+03</text:p>
          </table:table-cell>
          <table:table-cell table:formula="of:=2*PI()*[.A7]" office:value-type="float" office:value="1884.95559215388" calcext:value-type="float">
            <text:p>1,885E+03</text:p>
          </table:table-cell>
          <table:table-cell table:formula="of:=[.B7]/[.C7]" office:value-type="float" office:value="0.999970746156814" calcext:value-type="float">
            <text:p>1,000E+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13.19941267969" calcext:value-type="float">
            <text:p>2,513E+03</text:p>
          </table:table-cell>
          <table:table-cell table:formula="of:=2*PI()*[.A8]" office:value-type="float" office:value="2513.27412287183" calcext:value-type="float">
            <text:p>2,513E+03</text:p>
          </table:table-cell>
          <table:table-cell table:formula="of:=[.B8]/[.C8]" office:value-type="float" office:value="0.999970273759052" calcext:value-type="float">
            <text:p>1,000E+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41.49981711476" calcext:value-type="float">
            <text:p>3,141E+03</text:p>
          </table:table-cell>
          <table:table-cell table:formula="of:=2*PI()*[.A9]" office:value-type="float" office:value="3141.59265358979" calcext:value-type="float">
            <text:p>3,142E+03</text:p>
          </table:table-cell>
          <table:table-cell table:formula="of:=[.B9]/[.C9]" office:value-type="float" office:value="0.999970449232199" calcext:value-type="float">
            <text:p>1,000E+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769.79934106274" calcext:value-type="float">
            <text:p>3,770E+03</text:p>
          </table:table-cell>
          <table:table-cell table:formula="of:=2*PI()*[.A10]" office:value-type="float" office:value="3769.91118430775" calcext:value-type="float">
            <text:p>3,770E+03</text:p>
          </table:table-cell>
          <table:table-cell table:formula="of:=[.B10]/[.C10]" office:value-type="float" office:value="0.999970332657842" calcext:value-type="float">
            <text:p>1,000E+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98.09918783246" calcext:value-type="float">
            <text:p>4,398E+03</text:p>
          </table:table-cell>
          <table:table-cell table:formula="of:=2*PI()*[.A11]" office:value-type="float" office:value="4398.22971502571" calcext:value-type="float">
            <text:p>4,398E+03</text:p>
          </table:table-cell>
          <table:table-cell table:formula="of:=[.B11]/[.C11]" office:value-type="float" office:value="0.999970322788552" calcext:value-type="float">
            <text:p>1,000E+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026.39874241" calcext:value-type="float">
            <text:p>5,026E+03</text:p>
          </table:table-cell>
          <table:table-cell table:formula="of:=2*PI()*[.A12]" office:value-type="float" office:value="5026.54824574367" calcext:value-type="float">
            <text:p>5,027E+03</text:p>
          </table:table-cell>
          <table:table-cell table:formula="of:=[.B12]/[.C12]" office:value-type="float" office:value="0.999970257256797" calcext:value-type="float">
            <text:p>1,000E+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54.69931274" calcext:value-type="float">
            <text:p>5,655E+03</text:p>
          </table:table-cell>
          <table:table-cell table:formula="of:=2*PI()*[.A13]" office:value-type="float" office:value="5654.86677646163" calcext:value-type="float">
            <text:p>5,655E+03</text:p>
          </table:table-cell>
          <table:table-cell table:formula="of:=[.B13]/[.C13]" office:value-type="float" office:value="0.999970385912127" calcext:value-type="float">
            <text:p>1,000E+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282.99870459596" calcext:value-type="float">
            <text:p>6,283E+03</text:p>
          </table:table-cell>
          <table:table-cell table:formula="of:=2*PI()*[.A14]" office:value-type="float" office:value="6283.18530717959" calcext:value-type="float">
            <text:p>6,283E+03</text:p>
          </table:table-cell>
          <table:table-cell table:formula="of:=[.B14]/[.C14]" office:value-type="float" office:value="0.999970301276422" calcext:value-type="float">
            <text:p>1,000E+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565.9978785875" calcext:value-type="float">
            <text:p>1,257E+04</text:p>
          </table:table-cell>
          <table:table-cell table:formula="of:=2*PI()*[.A15]" office:value-type="float" office:value="12566.3706143592" calcext:value-type="float">
            <text:p>1,257E+04</text:p>
          </table:table-cell>
          <table:table-cell table:formula="of:=[.B15]/[.C15]" office:value-type="float" office:value="0.999970338629736" calcext:value-type="float">
            <text:p>1,000E+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48.9972470769" calcext:value-type="float">
            <text:p>1,885E+04</text:p>
          </table:table-cell>
          <table:table-cell table:formula="of:=2*PI()*[.A16]" office:value-type="float" office:value="18849.5559215388" calcext:value-type="float">
            <text:p>1,885E+04</text:p>
          </table:table-cell>
          <table:table-cell table:formula="of:=[.B16]/[.C16]" office:value-type="float" office:value="0.999970361399272" calcext:value-type="float">
            <text:p>1,000E+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131.9966534109" calcext:value-type="float">
            <text:p>2,513E+04</text:p>
          </table:table-cell>
          <table:table-cell table:formula="of:=2*PI()*[.A17]" office:value-type="float" office:value="25132.7412287183" calcext:value-type="float">
            <text:p>2,513E+04</text:p>
          </table:table-cell>
          <table:table-cell table:formula="of:=[.B17]/[.C17]" office:value-type="float" office:value="0.999970374289829" calcext:value-type="float">
            <text:p>1,000E+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414.9957772111" calcext:value-type="float">
            <text:p>3,141E+04</text:p>
          </table:table-cell>
          <table:table-cell table:formula="of:=2*PI()*[.A18]" office:value-type="float" office:value="31415.9265358979" calcext:value-type="float">
            <text:p>3,142E+04</text:p>
          </table:table-cell>
          <table:table-cell table:formula="of:=[.B18]/[.C18]" office:value-type="float" office:value="0.999970373030833" calcext:value-type="float">
            <text:p>1,000E+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697.9944509916" calcext:value-type="float">
            <text:p>3,770E+04</text:p>
          </table:table-cell>
          <table:table-cell table:formula="of:=2*PI()*[.A19]" office:value-type="float" office:value="37699.1118430775" calcext:value-type="float">
            <text:p>3,770E+04</text:p>
          </table:table-cell>
          <table:table-cell table:formula="of:=[.B19]/[.C19]" office:value-type="float" office:value="0.999970360254359" calcext:value-type="float">
            <text:p>1,000E+0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3980.9933072315" calcext:value-type="float">
            <text:p>4,398E+04</text:p>
          </table:table-cell>
          <table:table-cell table:formula="of:=2*PI()*[.A20]" office:value-type="float" office:value="43982.2971502571" calcext:value-type="float">
            <text:p>4,398E+04</text:p>
          </table:table-cell>
          <table:table-cell table:formula="of:=[.B20]/[.C20]" office:value-type="float" office:value="0.99997035527678" calcext:value-type="float">
            <text:p>1,000E+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0263.9918308883" calcext:value-type="float">
            <text:p>5,026E+04</text:p>
          </table:table-cell>
          <table:table-cell table:formula="of:=2*PI()*[.A21]" office:value-type="float" office:value="50265.4824574367" calcext:value-type="float">
            <text:p>5,027E+04</text:p>
          </table:table-cell>
          <table:table-cell table:formula="of:=[.B21]/[.C21]" office:value-type="float" office:value="0.999970344927065" calcext:value-type="float">
            <text:p>1,000E+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6546.9898447047" calcext:value-type="float">
            <text:p>5,655E+04</text:p>
          </table:table-cell>
          <table:table-cell table:formula="of:=2*PI()*[.A22]" office:value-type="float" office:value="56548.6677646163" calcext:value-type="float">
            <text:p>5,655E+04</text:p>
          </table:table-cell>
          <table:table-cell table:formula="of:=[.B22]/[.C22]" office:value-type="float" office:value="0.999970327861329" calcext:value-type="float">
            <text:p>1,000E+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2829.989653527" calcext:value-type="float">
            <text:p>6,283E+04</text:p>
          </table:table-cell>
          <table:table-cell table:formula="of:=2*PI()*[.A23]" office:value-type="float" office:value="62831.8530717959" calcext:value-type="float">
            <text:p>6,283E+04</text:p>
          </table:table-cell>
          <table:table-cell table:formula="of:=[.B23]/[.C23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69112.9886188797" calcext:value-type="float">
            <text:p>6,911E+04</text:p>
          </table:table-cell>
          <table:table-cell table:formula="of:=2*PI()*[.A24]" office:value-type="float" office:value="69115.0383789754" calcext:value-type="float">
            <text:p>6,912E+04</text:p>
          </table:table-cell>
          <table:table-cell table:formula="of:=[.B24]/[.C24]" office:value-type="float" office:value="0.999970342777146" calcext:value-type="float">
            <text:p>1,000E+00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75395.9988936201" calcext:value-type="float">
            <text:p>7,540E+04</text:p>
          </table:table-cell>
          <table:table-cell table:formula="of:=2*PI()*[.A25]" office:value-type="float" office:value="75398.223686155" calcext:value-type="float">
            <text:p>7,540E+04</text:p>
          </table:table-cell>
          <table:table-cell table:formula="of:=[.B25]/[.C25]" office:value-type="float" office:value="0.999970492772559" calcext:value-type="float">
            <text:p>1,000E+00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81678.9881881631" calcext:value-type="float">
            <text:p>8,168E+04</text:p>
          </table:table-cell>
          <table:table-cell table:formula="of:=2*PI()*[.A26]" office:value-type="float" office:value="81681.4089933346" calcext:value-type="float">
            <text:p>8,168E+04</text:p>
          </table:table-cell>
          <table:table-cell table:formula="of:=[.B26]/[.C26]" office:value-type="float" office:value="0.999970362837745" calcext:value-type="float">
            <text:p>1,000E+00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87961.9863992173" calcext:value-type="float">
            <text:p>8,796E+04</text:p>
          </table:table-cell>
          <table:table-cell table:formula="of:=2*PI()*[.A27]" office:value-type="float" office:value="87964.5943005142" calcext:value-type="float">
            <text:p>8,796E+04</text:p>
          </table:table-cell>
          <table:table-cell table:formula="of:=[.B27]/[.C27]" office:value-type="float" office:value="0.999970352829822" calcext:value-type="float">
            <text:p>1,000E+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4244.9854277332" calcext:value-type="float">
            <text:p>9,424E+04</text:p>
          </table:table-cell>
          <table:table-cell table:formula="of:=2*PI()*[.A28]" office:value-type="float" office:value="94247.7796076938" calcext:value-type="float">
            <text:p>9,425E+04</text:p>
          </table:table-cell>
          <table:table-cell table:formula="of:=[.B28]/[.C28]" office:value-type="float" office:value="0.999970352829826" calcext:value-type="float">
            <text:p>1,000E+00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0528.003556553" calcext:value-type="float">
            <text:p>1,005E+05</text:p>
          </table:table-cell>
          <table:table-cell table:formula="of:=2*PI()*[.A29]" office:value-type="float" office:value="100530.964914873" calcext:value-type="float">
            <text:p>1,005E+05</text:p>
          </table:table-cell>
          <table:table-cell table:formula="of:=[.B29]/[.C29]" office:value-type="float" office:value="0.999970542824065" calcext:value-type="float">
            <text:p>1,000E+00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06810.984518876" calcext:value-type="float">
            <text:p>1,068E+05</text:p>
          </table:table-cell>
          <table:table-cell table:formula="of:=2*PI()*[.A30]" office:value-type="float" office:value="106814.150222053" calcext:value-type="float">
            <text:p>1,068E+05</text:p>
          </table:table-cell>
          <table:table-cell table:formula="of:=[.B30]/[.C30]" office:value-type="float" office:value="0.999970362511237" calcext:value-type="float">
            <text:p>1,000E+00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13093.979649929" calcext:value-type="float">
            <text:p>1,131E+05</text:p>
          </table:table-cell>
          <table:table-cell table:formula="of:=2*PI()*[.A31]" office:value-type="float" office:value="113097.335529233" calcext:value-type="float">
            <text:p>1,131E+05</text:p>
          </table:table-cell>
          <table:table-cell table:formula="of:=[.B31]/[.C31]" office:value-type="float" office:value="0.999970327512246" calcext:value-type="float">
            <text:p>1,000E+00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19377.022091976" calcext:value-type="float">
            <text:p>1,194E+05</text:p>
          </table:table-cell>
          <table:table-cell table:formula="of:=2*PI()*[.A32]" office:value-type="float" office:value="119380.520836412" calcext:value-type="float">
            <text:p>1,194E+05</text:p>
          </table:table-cell>
          <table:table-cell table:formula="of:=[.B32]/[.C32]" office:value-type="float" office:value="0.999970692501493" calcext:value-type="float">
            <text:p>1,000E+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25659.978430757" calcext:value-type="float">
            <text:p>1,257E+05</text:p>
          </table:table-cell>
          <table:table-cell table:formula="of:=2*PI()*[.A33]" office:value-type="float" office:value="125663.706143592" calcext:value-type="float">
            <text:p>1,257E+05</text:p>
          </table:table-cell>
          <table:table-cell table:formula="of:=[.B33]/[.C33]" office:value-type="float" office:value="0.999970335803796" calcext:value-type="float">
            <text:p>1,000E+00</text:p>
          </table:table-cell>
        </table:table-row>
        <table:table-row table:style-name="ro1">
          <table:table-cell table:number-columns-repeated="3"/>
          <table:table-cell table:style-name="ce8" table:formula="of:=AVERAGE([.D4:.D33])" office:value-type="float" office:value="0.999970392659622" calcext:value-type="float">
            <text:p>9,9997039E-01</text:p>
          </table:table-cell>
        </table:table-row>
      </table:table>
      <table:table table:name="plot" table:style-name="ta1">
        <table:shapes>
          <draw:frame draw:z-index="0" draw:style-name="gr1" draw:text-style-name="P1" svg:width="10.5185in" svg:height="5.9165in" svg:x="0in" svg:y="0in">
            <draw:object draw:notify-on-update-of-ranges="data.B2:data.B35 data.H2:data.H35 data.P2:data.P29 data.Q2:data.Q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5917in" svg:height="6.5201in" svg:x="0in" svg:y="5.9063in">
            <draw:object draw:notify-on-update-of-ranges="data.A2:data.A29 data.J2:data.J29 data.A29:data.A35 data.J29:data.J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0">
      <number:number number:decimal-places="17" number:min-decimal-places="17" number:min-integer-digits="1"/>
    </number:number-style>
    <number:number-style style:name="N119">
      <number:number number:decimal-places="16" number:min-decimal-places="16"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7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09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3:46:13.353147998</meta:creation-date>
    <dc:date>2023-07-13T21:16:22.785263995</dc:date>
    <meta:editing-duration>PT17H3M8S</meta:editing-duration>
    <meta:editing-cycles>32</meta:editing-cycles>
    <meta:generator>LibreOffice/7.4.5.1$Linux_X86_64 LibreOffice_project/40$Build-1</meta:generator>
    <dc:creator>Łukasz Dróżdż</dc:creator>
    <meta:document-statistic meta:table-count="3" meta:cell-count="72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18">
      <number:scientific-number number:decimal-places="3" number:min-decimal-places="3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maximum="2500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0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true" chart:regression-intercept-value="0" chart:regression-period="2" loext:regression-extrapolate-forward="0" loext:regression-extrapolate-backward="0" chart:regression-type="polynomial"/>
      <style:graphic-properties svg:stroke-color="#ffd320"/>
    </style:style>
    <style:style style:name="ch9" style:family="chart" style:data-style-name="N118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18cm" svg:height="15.029cm" xlink:href=".." xlink:type="simple" chart:class="chart:scatter" chart:style-name="ch1">
        <chart:plot-area chart:style-name="ch2" table:cell-range-address="data.B2:data.B35 data.H2:data.H35 data.Q2:data.Q29" svg:x="0.534cm" svg:y="0.3cm" svg:width="25.65cm" svg:height="14.429cm">
          <chart:coordinate-region svg:x="1.552cm" svg:y="0.499cm" svg:width="24.632cm" svg:height="14.0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H2:data.H35" chart:class="chart:scatter">
            <chart:domain table:cell-range-address="data.B2:data.B35"/>
            <chart:data-point chart:repeated="34"/>
          </chart:series>
          <chart:series chart:style-name="ch7" chart:values-cell-range-address="data.Q2:data.Q29" chart:class="chart:scatter">
            <chart:domain table:cell-range-address="data.P2:data.P29"/>
            <chart:regression-curve chart:style-name="ch8">
              <chart:equation chart:display-equation="true" chart:display-r-square="false" svg:x="6.59cm" svg:y="9.517cm" chart:style-name="ch9"/>
            </chart:regression-curve>
            <chart:data-point chart:repeated="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H</text:p>
              </table:table-cell>
              <table:table-cell office:value-type="string">
                <text:p>Kolumna P</text:p>
              </table:table-cell>
              <table:table-cell office:value-type="string">
                <text:p>K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8.318530717959">
                <text:p>628.318530717959</text:p>
                <draw:g>
                  <svg:desc>data.B2:data.B35</svg:desc>
                </draw:g>
              </table:table-cell>
              <table:table-cell office:value-type="float" office:value="-0.000263893782901543">
                <text:p>-0.000263893782901543</text:p>
                <draw:g>
                  <svg:desc>data.H2:data.H35</svg:desc>
                </draw:g>
              </table:table-cell>
              <table:table-cell office:value-type="float" office:value="6.28318530717959">
                <text:p>6.28318530717959</text:p>
                <draw:g>
                  <svg:desc>data.P2:data.P29</svg:desc>
                </draw:g>
              </table:table-cell>
              <table:table-cell office:value-type="float" office:value="-0">
                <text:p>-0</text:p>
                <draw:g>
                  <svg:desc>data.Q2:data.Q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527787565803085">
                <text:p>-0.000527787565803085</text:p>
              </table:table-cell>
              <table:table-cell office:value-type="float" office:value="31.4159265358979">
                <text:p>31.41592653589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0791681348704628">
                <text:p>-0.000791681348704628</text:p>
              </table:table-cell>
              <table:table-cell office:value-type="float" office:value="314.159265358979">
                <text:p>314.1592653589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105557513160617">
                <text:p>-0.00105557513160617</text:p>
              </table:table-cell>
              <table:table-cell office:value-type="float" office:value="628.318530717959">
                <text:p>628.318530717959</text:p>
              </table:table-cell>
              <table:table-cell office:value-type="float" office:value="-0.001319">
                <text:p>-0.001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131946891450771">
                <text:p>-0.00131946891450771</text:p>
              </table:table-cell>
              <table:table-cell office:value-type="float" office:value="1256.63706143592">
                <text:p>1256.63706143592</text:p>
              </table:table-cell>
              <table:table-cell office:value-type="float" office:value="-0.000302">
                <text:p>-0.000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165876092109541">
                <text:p>-0.00165876092109541</text:p>
              </table:table-cell>
              <table:table-cell office:value-type="float" office:value="1884.95559215388">
                <text:p>1884.95559215388</text:p>
              </table:table-cell>
              <table:table-cell office:value-type="float" office:value="-0.001639">
                <text:p>-0.001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202318566891183">
                <text:p>-0.00202318566891183</text:p>
              </table:table-cell>
              <table:table-cell office:value-type="float" office:value="2513.27412287183">
                <text:p>2513.27412287183</text:p>
              </table:table-cell>
              <table:table-cell office:value-type="float" office:value="-0.000015">
                <text:p>-0.0000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241274315795696">
                <text:p>-0.00241274315795696</text:p>
              </table:table-cell>
              <table:table-cell office:value-type="float" office:value="3141.59265358979">
                <text:p>3141.59265358979</text:p>
              </table:table-cell>
              <table:table-cell office:value-type="float" office:value="-0.000592">
                <text:p>-0.000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282743338823081">
                <text:p>-0.00282743338823081</text:p>
              </table:table-cell>
              <table:table-cell office:value-type="float" office:value="3769.91118430775">
                <text:p>3769.91118430775</text:p>
              </table:table-cell>
              <table:table-cell office:value-type="float" office:value="-0.001202">
                <text:p>-0.0012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326725635973338">
                <text:p>-0.00326725635973338</text:p>
              </table:table-cell>
              <table:table-cell office:value-type="float" office:value="4398.22971502571">
                <text:p>4398.22971502571</text:p>
              </table:table-cell>
              <table:table-cell office:value-type="float" office:value="-0.001815">
                <text:p>-0.001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691150383789755">
                <text:p>-0.00691150383789755</text:p>
              </table:table-cell>
              <table:table-cell office:value-type="float" office:value="5026.54824574367">
                <text:p>5026.54824574367</text:p>
              </table:table-cell>
              <table:table-cell office:value-type="float" office:value="-0.001412">
                <text:p>-0.001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103672557568463">
                <text:p>-0.0103672557568463</text:p>
              </table:table-cell>
              <table:table-cell office:value-type="float" office:value="5654.86677646163">
                <text:p>5654.86677646163</text:p>
              </table:table-cell>
              <table:table-cell office:value-type="float" office:value="-0.003053">
                <text:p>-0.003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138230076757951">
                <text:p>-0.0138230076757951</text:p>
              </table:table-cell>
              <table:table-cell office:value-type="float" office:value="6283.18530717959">
                <text:p>6283.18530717959</text:p>
              </table:table-cell>
              <table:table-cell office:value-type="float" office:value="-0.003168">
                <text:p>-0.003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82212373908208">
                <text:p>-0.0182212373908208</text:p>
              </table:table-cell>
              <table:table-cell office:value-type="float" office:value="12566.3706143592">
                <text:p>12566.3706143592</text:p>
              </table:table-cell>
              <table:table-cell office:value-type="float" office:value="-0.006195">
                <text:p>-0.006195</text:p>
              </table:table-cell>
            </table:table-row>
            <table:table-row>
              <table:table-cell office:value-type="string"/>
              <table:table-cell office:value-type="float" office:value="37699.1118430775">
                <text:p>37699.1118430775</text:p>
              </table:table-cell>
              <table:table-cell office:value-type="float" office:value="-0.021865484868985">
                <text:p>-0.021865484868985</text:p>
              </table:table-cell>
              <table:table-cell office:value-type="float" office:value="18849.5559215388">
                <text:p>18849.5559215388</text:p>
              </table:table-cell>
              <table:table-cell office:value-type="float" office:value="-0.008641">
                <text:p>-0.008641</text:p>
              </table:table-cell>
            </table:table-row>
            <table:table-row>
              <table:table-cell office:value-type="string"/>
              <table:table-cell office:value-type="float" office:value="43982.2971502571">
                <text:p>43982.2971502571</text:p>
              </table:table-cell>
              <table:table-cell office:value-type="float" office:value="-0.0255097323471491">
                <text:p>-0.0255097323471491</text:p>
              </table:table-cell>
              <table:table-cell office:value-type="float" office:value="25132.7412287183">
                <text:p>25132.7412287183</text:p>
              </table:table-cell>
              <table:table-cell office:value-type="float" office:value="-0.013103">
                <text:p>-0.013103</text:p>
              </table:table-cell>
            </table:table-row>
            <table:table-row>
              <table:table-cell office:value-type="string"/>
              <table:table-cell office:value-type="float" office:value="50265.4824574367">
                <text:p>50265.4824574367</text:p>
              </table:table-cell>
              <table:table-cell office:value-type="float" office:value="-0.0291539798253133">
                <text:p>-0.0291539798253133</text:p>
              </table:table-cell>
              <table:table-cell office:value-type="float" office:value="31415.9265358979">
                <text:p>31415.9265358979</text:p>
              </table:table-cell>
              <table:table-cell office:value-type="float" office:value="-0.018599">
                <text:p>-0.018599</text:p>
              </table:table-cell>
            </table:table-row>
            <table:table-row>
              <table:table-cell office:value-type="string"/>
              <table:table-cell office:value-type="float" office:value="56548.6677646163">
                <text:p>56548.6677646163</text:p>
              </table:table-cell>
              <table:table-cell office:value-type="float" office:value="-0.0344946873364159">
                <text:p>-0.0344946873364159</text:p>
              </table:table-cell>
              <table:table-cell office:value-type="float" office:value="37699.1118430775">
                <text:p>37699.1118430775</text:p>
              </table:table-cell>
              <table:table-cell office:value-type="float" office:value="-0.023496">
                <text:p>-0.023496</text:p>
              </table:table-cell>
            </table:table-row>
            <table:table-row>
              <table:table-cell office:value-type="string"/>
              <table:table-cell office:value-type="float" office:value="62831.8530717959">
                <text:p>62831.8530717959</text:p>
              </table:table-cell>
              <table:table-cell office:value-type="float" office:value="-0.0383274303737955">
                <text:p>-0.0383274303737955</text:p>
              </table:table-cell>
              <table:table-cell office:value-type="float" office:value="43982.2971502571">
                <text:p>43982.2971502571</text:p>
              </table:table-cell>
              <table:table-cell office:value-type="float" office:value="-0.028274">
                <text:p>-0.028274</text:p>
              </table:table-cell>
            </table:table-row>
            <table:table-row>
              <table:table-cell office:value-type="string"/>
              <table:table-cell office:value-type="float" office:value="125663.706143592">
                <text:p>125663.706143592</text:p>
              </table:table-cell>
              <table:table-cell office:value-type="float" office:value="-0.076654860747591">
                <text:p>-0.076654860747591</text:p>
              </table:table-cell>
              <table:table-cell office:value-type="float" office:value="50265.4824574367">
                <text:p>50265.4824574367</text:p>
              </table:table-cell>
              <table:table-cell office:value-type="float" office:value="-0.031574">
                <text:p>-0.031574</text:p>
              </table:table-cell>
            </table:table-row>
            <table:table-row>
              <table:table-cell office:value-type="string"/>
              <table:table-cell office:value-type="float" office:value="188495.559215388">
                <text:p>188495.559215388</text:p>
              </table:table-cell>
              <table:table-cell office:value-type="float" office:value="-0.114982291121386">
                <text:p>-0.114982291121386</text:p>
              </table:table-cell>
              <table:table-cell office:value-type="float" office:value="56548.6677646163">
                <text:p>56548.6677646163</text:p>
              </table:table-cell>
              <table:table-cell office:value-type="float" office:value="-0.032999">
                <text:p>-0.032999</text:p>
              </table:table-cell>
            </table:table-row>
            <table:table-row>
              <table:table-cell office:value-type="string"/>
              <table:table-cell office:value-type="float" office:value="251327.412287183">
                <text:p>251327.412287183</text:p>
              </table:table-cell>
              <table:table-cell office:value-type="float" office:value="-0.153309721495182">
                <text:p>-0.153309721495182</text:p>
              </table:table-cell>
              <table:table-cell office:value-type="float" office:value="62831.8530717959">
                <text:p>62831.8530717959</text:p>
              </table:table-cell>
              <table:table-cell office:value-type="float" office:value="-0.037004">
                <text:p>-0.037004</text:p>
              </table:table-cell>
            </table:table-row>
            <table:table-row>
              <table:table-cell office:value-type="string"/>
              <table:table-cell office:value-type="float" office:value="314159.265358979">
                <text:p>314159.265358979</text:p>
              </table:table-cell>
              <table:table-cell office:value-type="float" office:value="-0.197920337176157">
                <text:p>-0.197920337176157</text:p>
              </table:table-cell>
              <table:table-cell office:value-type="float" office:value="69115.0383789754">
                <text:p>69115.0383789754</text:p>
              </table:table-cell>
              <table:table-cell office:value-type="float" office:value="-0.042435">
                <text:p>-0.042435</text:p>
              </table:table-cell>
            </table:table-row>
            <table:table-row>
              <table:table-cell office:value-type="string"/>
              <table:table-cell office:value-type="float" office:value="376991.118430775">
                <text:p>376991.118430775</text:p>
              </table:table-cell>
              <table:table-cell office:value-type="float" office:value="-0.248814138164312">
                <text:p>-0.248814138164312</text:p>
              </table:table-cell>
              <table:table-cell office:value-type="float" office:value="75398.223686155">
                <text:p>75398.223686155</text:p>
              </table:table-cell>
              <table:table-cell office:value-type="float" office:value="-0.04771">
                <text:p>-0.04771</text:p>
              </table:table-cell>
            </table:table-row>
            <table:table-row>
              <table:table-cell office:value-type="string"/>
              <table:table-cell office:value-type="float" office:value="439822.971502571">
                <text:p>439822.971502571</text:p>
              </table:table-cell>
              <table:table-cell office:value-type="float" office:value="-0.3078760800518">
                <text:p>-0.3078760800518</text:p>
              </table:table-cell>
              <table:table-cell office:value-type="float" office:value="81681.4089933346">
                <text:p>81681.4089933346</text:p>
              </table:table-cell>
              <table:table-cell office:value-type="float" office:value="-0.049432">
                <text:p>-0.049432</text:p>
              </table:table-cell>
            </table:table-row>
            <table:table-row>
              <table:table-cell office:value-type="string"/>
              <table:table-cell office:value-type="float" office:value="502654.824574367">
                <text:p>502654.824574367</text:p>
              </table:table-cell>
              <table:table-cell office:value-type="float" office:value="-0.376991118430775">
                <text:p>-0.376991118430775</text:p>
              </table:table-cell>
              <table:table-cell office:value-type="float" office:value="87964.5943005142">
                <text:p>87964.5943005142</text:p>
              </table:table-cell>
              <table:table-cell office:value-type="float" office:value="-0.051167">
                <text:p>-0.051167</text:p>
              </table:table-cell>
            </table:table-row>
            <table:table-row>
              <table:table-cell office:value-type="string"/>
              <table:table-cell office:value-type="float" office:value="565486.677646163">
                <text:p>565486.677646163</text:p>
              </table:table-cell>
              <table:table-cell office:value-type="float" office:value="-0.463699075669853">
                <text:p>-0.463699075669853</text:p>
              </table:table-cell>
              <table:table-cell office:value-type="float" office:value="94247.7796076938">
                <text:p>94247.7796076938</text:p>
              </table:table-cell>
              <table:table-cell office:value-type="float" office:value="-0.054861">
                <text:p>-0.054861</text:p>
              </table:table-cell>
            </table:table-row>
            <table:table-row>
              <table:table-cell office:value-type="string"/>
              <table:table-cell office:value-type="float" office:value="628318.530717959">
                <text:p>628318.530717959</text:p>
              </table:table-cell>
              <table:table-cell office:value-type="float" office:value="-0.578053048260522">
                <text:p>-0.578053048260522</text:p>
              </table:table-cell>
              <table:table-cell office:value-type="float" office:value="100530.964914873">
                <text:p>100530.964914873</text:p>
              </table:table-cell>
              <table:table-cell office:value-type="float" office:value="-0.062614">
                <text:p>-0.062614</text:p>
              </table:table-cell>
            </table:table-row>
            <table:table-row>
              <table:table-cell office:value-type="string"/>
              <table:table-cell office:value-type="float" office:value="785398.163397448">
                <text:p>785398.163397448</text:p>
              </table:table-cell>
              <table:table-cell office:value-type="float" office:value="-0.922842841992002">
                <text:p>-0.922842841992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2477.796076938">
                <text:p>942477.796076938</text:p>
              </table:table-cell>
              <table:table-cell office:value-type="float" office:value="-1.18752202305694">
                <text:p>-1.18752202305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9557.42875643">
                <text:p>1099557.42875643</text:p>
              </table:table-cell>
              <table:table-cell office:value-type="float" office:value="-1.3854423602331">
                <text:p>-1.3854423602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6637.06143592">
                <text:p>1256637.06143592</text:p>
              </table:table-cell>
              <table:table-cell office:value-type="float" office:value="-1.54566358556618">
                <text:p>-1.54566358556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3716.69411541">
                <text:p>1413716.69411541</text:p>
              </table:table-cell>
              <table:table-cell office:value-type="float" office:value="-1.67525428252676">
                <text:p>-1.67525428252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0796.3267949">
                <text:p>1570796.3267949</text:p>
              </table:table-cell>
              <table:table-cell office:value-type="float" office:value="-1.79070781254618">
                <text:p>-1.7907078125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true" chart:regression-intercept-value="3.28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444cm" svg:height="16.562cm" xlink:href=".." xlink:type="simple" chart:class="chart:scatter" chart:style-name="ch1">
        <chart:plot-area chart:style-name="ch2" table:cell-range-address="data.A2:data.A29 data.J2:data.J35" svg:x="0.588cm" svg:y="0.331cm" svg:width="28.268cm" svg:height="15.9cm">
          <chart:coordinate-region svg:x="2.427cm" svg:y="0.53cm" svg:width="25.779cm" svg:height="15.054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ata.J2:data.J29" chart:class="chart:scatter">
            <chart:domain table:cell-range-address="data.A2:data.A29"/>
            <chart:regression-curve chart:style-name="ch7">
              <chart:equation chart:display-equation="true" chart:display-r-square="false" svg:x="3.889cm" svg:y="11.519cm"/>
            </chart:regression-curve>
            <chart:data-point chart:repeated="28"/>
          </chart:series>
          <chart:series chart:style-name="ch8" chart:values-cell-range-address="data.J29:data.J35" chart:class="chart:scatter">
            <chart:domain table:cell-range-address="data.A29:data.A35"/>
            <chart:regression-curve chart:style-name="ch9">
              <chart:equation chart:display-equation="true" chart:display-r-square="false" svg:x="16.589cm" svg:y="11.168cm"/>
            </chart:regression-curve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  <table:table-cell office:value-type="string">
                <text:p>Kolumna A</text:p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ata.A2:data.A29</svg:desc>
                </draw:g>
              </table:table-cell>
              <table:table-cell office:value-type="float" office:value="3.27188465499485">
                <text:p>3.27188465499485</text:p>
                <draw:g>
                  <svg:desc>data.J2:data.J29</svg:desc>
                </draw:g>
              </table:table-cell>
              <table:table-cell office:value-type="float" office:value="100000">
                <text:p>100000</text:p>
                <draw:g>
                  <svg:desc>data.A29:data.A35</svg:desc>
                </draw:g>
              </table:table-cell>
              <table:table-cell office:value-type="float" office:value="3.30924548352816">
                <text:p>3.30924548352816</text:p>
                <draw:g>
                  <svg:desc>data.J29:data.J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.25672877846791">
                <text:p>3.25672877846791</text:p>
              </table:table-cell>
              <table:table-cell office:value-type="float" office:value="125000">
                <text:p>125000</text:p>
              </table:table-cell>
              <table:table-cell office:value-type="float" office:value="2.98305084745763">
                <text:p>2.983050847457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150000">
                <text:p>150000</text:p>
              </table:table-cell>
              <table:table-cell office:value-type="float" office:value="2.52609158679446">
                <text:p>2.526091586794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3.25987525987526">
                <text:p>3.25987525987526</text:p>
              </table:table-cell>
              <table:table-cell office:value-type="float" office:value="175000">
                <text:p>175000</text:p>
              </table:table-cell>
              <table:table-cell office:value-type="float" office:value="2.15628299894403">
                <text:p>2.156282998944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.25860271115746">
                <text:p>3.25860271115746</text:p>
              </table:table-cell>
              <table:table-cell office:value-type="float" office:value="200000">
                <text:p>200000</text:p>
              </table:table-cell>
              <table:table-cell office:value-type="float" office:value="1.8855614973262">
                <text:p>1.8855614973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225000">
                <text:p>225000</text:p>
              </table:table-cell>
              <table:table-cell office:value-type="float" office:value="1.67164179104478">
                <text:p>1.67164179104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.26326742976067">
                <text:p>3.26326742976067</text:p>
              </table:table-cell>
              <table:table-cell office:value-type="float" office:value="250000">
                <text:p>250000</text:p>
              </table:table-cell>
              <table:table-cell office:value-type="float" office:value="1.47927736450584">
                <text:p>1.479277364505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27348643006263">
                <text:p>3.27348643006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26666666666667">
                <text:p>3.2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.28033472803347">
                <text:p>3.28033472803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3.28376963350785">
                <text:p>3.28376963350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.28601472134595">
                <text:p>3.2860147213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3.29411764705882">
                <text:p>3.29411764705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.27690700104493">
                <text:p>3.2769070010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3.27568134171908">
                <text:p>3.27568134171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.29293993677555">
                <text:p>3.29293993677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26882845188285">
                <text:p>3.26882845188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29758149316509">
                <text:p>3.2975814931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">
                <text:p>20000</text:p>
              </table:table-cell>
              <table:table-cell office:value-type="float" office:value="3.27100840336134">
                <text:p>3.27100840336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0">
                <text:p>30000</text:p>
              </table:table-cell>
              <table:table-cell office:value-type="float" office:value="3.2813487881981">
                <text:p>3.281348788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0">
                <text:p>40000</text:p>
              </table:table-cell>
              <table:table-cell office:value-type="float" office:value="3.30338266384778">
                <text:p>3.30338266384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00">
                <text:p>50000</text:p>
              </table:table-cell>
              <table:table-cell office:value-type="float" office:value="3.29989440337909">
                <text:p>3.29989440337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00">
                <text:p>70000</text:p>
              </table:table-cell>
              <table:table-cell office:value-type="float" office:value="3.31389183457052">
                <text:p>3.31389183457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0">
                <text:p>80000</text:p>
              </table:table-cell>
              <table:table-cell office:value-type="float" office:value="3.31851851851852">
                <text:p>3.31851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0">
                <text:p>90000</text:p>
              </table:table-cell>
              <table:table-cell office:value-type="float" office:value="3.30687830687831">
                <text:p>3.30687830687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0">
                <text:p>100000</text:p>
              </table:table-cell>
              <table:table-cell office:value-type="float" office:value="3.30924548352816">
                <text:p>3.30924548352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